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fo:color="#032726"/>
    </style:style>
    <style:style style:name="T2" style:family="text">
      <style:text-properties fo:letter-spacing="0.0000in"/>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a xlink:type="simple" xlink:href="http://palinfo.habago.org/mt-comments.cgi?__mode=red&amp;id=17680"><text:span text:style-name="T1">柳春春阿忠</text:span></text:a><text:span text:style-name="T2"> | 2009.04.30 16:18 | </text:span><text:span text:style-name="T1">#</text:span></text:p>
      <text:p text:style-name="P2"><text:span text:style-name="T2">噗浪的另一個替代工具就是facebook，但facebook使用起來比噗浪還來的更複雜一些。就照陳真說的，就在這個留言板討論應該就可以了。</text:span></text:p>
      <text:p text:style-name="P2"><text:span text:style-name="T2">使用電腦的小招：IE或是firefox都可以自動記憶帳號跟密碼，只要設定了這個選項，就不用再記各個不同網站的帳號跟密碼(太多真的會忘記電腦，當初註冊的密碼)。這招僅限定在個人使用的。若是使用他人的電腦，則千萬不可這麼設。</text:span></text:p>
      <text:p text:style-name="P2"><text:span text:style-name="T2">陳真可以設定收件(白)名單，這樣收件夾的信會看起來清爽些。</text:span></text:p>
      <text:p text:style-name="P1"><text:span text:style-name="T2">陳真 | 2009.04.30 11:21 | </text:span><text:span text:style-name="T1">#</text:span></text:p>
      <text:p text:style-name="P3"><text:span text:style-name="T2">有件事難以一一澄清,藉此說明一下:</text:span></text:p>
      <text:p text:style-name="P3"><text:span text:style-name="T2">我幾個月前找一本書,連結到某個外文購書網站,上面說可以瀏覽全文但須先註冊登錄,於是我看到書的標題旁邊有個按鈕就給它按下去,進去一個奇怪的地方. 我也沒多想就費了點工夫註冊,註冊完之後卻沒見到書本內容跑出來,我心裏想那就算了,我到台大圖書館借就好了.</text:span></text:p>
      <text:p text:style-name="P3"><text:span text:style-name="T2">奇怪的是,隔天我卻收到一封剛剛幾小時前才寫信給我的一個說要參加站樁的人的來信,是透過網站系統自動發出的信,說要我同意接受他為朋友.</text:span></text:p>
      <text:p text:style-name="P3"><text:span text:style-name="T2">我看不懂那是什麼怪信,所以就沒理它. 可是,接著陸陸續續跑出一些認識或不認識的人透過系統發送同樣的邀請函,邀我把他們加入成為朋友.</text:span></text:p>
      <text:p text:style-name="P3"><text:span text:style-name="T2">這個奇怪的東西來自一個網站叫facebook,我問學姐知不知道這是什麼,她也不清楚,我去看了一下這個網站,發現就是當初我可能是按錯按鈕所加入的一個什麼社交網站.</text:span></text:p>
      <text:p text:style-name="P3"><text:span text:style-name="T2">我想把這個帳號刪除卻不知道怎麼刪,總之是所有邀請加入交友圈的email 我都一概刪除,即便對方是好朋友. 因為我平常 email 不用說回,連看都不可能看得完,一天挑個三五封看,看到世界末日也看不完,更不用說一一回信. 當然也就更不可能還無限擴大交友圈.</text:span></text:p>
      <text:p text:style-name="P3"><text:span text:style-name="T2">特此聲明,請那些寫信來邀請的朋友或陌生人別介意,也別再來信邀我,這純粹是誤會,完全是不小心加入的.另外還有什麼 hi5 (?),也是一堆識與不識的人寫信邀我加入,但我根本不知道加入那個是要做什麼,也沒時間搞網路社交.</text:span></text:p>
      <text:p text:style-name="P3"><text:span text:style-name="T2">自從有了網路後,人們不但作文能力退步,只會剪刀漿糊,而且人與人也比過去變得更疏離. 朋友應該是約個時間看是要上山下海或是看電影或是把奶茶言歡(董事長不喝酒),而不是連名字也喊不出來,是男是女也不知道,卻也能在一種純屬虛擬的抽象空間交際個不停.</text:span></text:p>
      <text:p text:style-name="P1"><text:span text:style-name="T2">陳真 | 2009.04.30 05:29 | </text:span><text:span text:style-name="T1">#</text:span></text:p>
      <text:p text:style-name="P2"><text:span text:style-name="T2">我看噗浪的事就算了吧. 對別人或許是小浪,對我感覺上卻是一種海嘯,短時間內我們大概都很難再有能力去熟悉一種新的發言形式,並研究如何管理言論或審查成員等等.</text:span></text:p>
      <text:p text:style-name="P2"><text:span text:style-name="T2">這或許不光是科技難度的問題,更是一種習慣問題. 伍迪艾倫和波蘭斯基到現在都還在用打字機,我想也是一種習慣問題,而不是他們真的學不來 word 或 outlook.</text:span></text:p>
      <text:p text:style-name="P2"><text:span text:style-name="T2">另外最重要的是必要性的問題,有事討論就用這留言板不也挺好的? 不需要同時貼兩個地方吧? 而且,我們的活動根本沒有祕密可言,似乎不需要再自己弄個圈圈祕密發言. 應該是越公開越好,若自己兜個圈,等於與外界隔絕不是嗎?</text:span></text:p>
      <text:p text:style-name="P2"><text:span text:style-name="T2">再說,我也不知道該把哪些人視為圈內人.我不想給任何人壓力,任何人想來參加就來,來一次不爽或不需任何理由從此就不來了也無所謂,不需要分圈內圈外.</text:span></text:p>
      <text:p text:style-name="P2"><text:span text:style-name="T2">如果真的有什麼私事要談,那就用 email談不就好了?</text:span></text:p>
      <text:p text:style-name="P2"><text:span text:style-name="T2">電腦對我就跟打字機沒兩樣,其實我連email這項功能也幾乎放棄了. 每天望著潮水一般湧進的email興嘆,但我仍然維持長久以來的習慣,一天頂多回個兩三封,於是累積了好幾年的信件迄今未回,可說完全滅頂.</text:span></text:p>
      <text:p text:style-name="P2"><text:span text:style-name="T2">若是留言板就沒有這問題,因為發言數量很少,而且既然是留言板,必然是一種公眾言論或概念討論而不是私人詢問或私人事務那麼繁瑣複雜.</text:span></text:p>
      <text:p text:style-name="P2"><text:span text:style-name="T2">而且,留言板回了,大家都能看到,若是私下詢問或討論,一個人實在不可能應付那無數的私人往來或討論,也不可能把同樣的話對a, b, c, d, e, f,g, h. i, j, k...不同的人都反覆說上一遍.</text:span></text:p>
      <text:p text:style-name="P2"><text:span text:style-name="T2">所以,基本上,我盡量不用email,盡量減少私人通信,盡量減少涉入私人事務,而寧可把僅剩的一點零星破碎的空檔時間,拿留言板當成一種寫作練習兼某種公務聯繫的黑板.</text:span></text:p>
      <text:p text:style-name="P2"><text:span text:style-name="T2">或許我的狀況比較特殊吧,但就算一般狀況,我也不太明白為什麼要另外弄個浪來噗? 在這邊噗就很好了呀不是嗎? 我們的維護世界和平大業好像也沒什麼秘密需要另外找地方溝通吧? 連警察杯杯也說他們會常常上來看.</text:span></text:p>
      <text:p text:style-name="P2"><text:span text:style-name="T2">所以噗浪就算了吧,而且,要我自己先學會然後再去教學姐,那也幾乎是一種不可能的任務.</text:span></text:p>
      <text:p text:style-name="P2"><text:span text:style-name="T2">再說,如果每次發言都還要先登錄,那真的是感覺有點難,心理習慣上的難.</text:span></text:p>
      <text:p text:style-name="P1"><text:span text:style-name="T2">智巽 | 2009.04.30 01:55 | </text:span><text:span text:style-name="T1">#</text:span></text:p>
      <text:p text:style-name="P3"><text:span text:style-name="T2">欣宜,</text:span></text:p>
      <text:p text:style-name="P3"><text:span text:style-name="T2">你哥推薦什麼書?</text:span><text:span text:style-name="T3"><text:line-break/></text:span></text:p>
      <text:p text:style-name="P1"><text:span text:style-name="T2">智巽 | 2009.04.30 01:53 | </text:span><text:span text:style-name="T1">#</text:span></text:p>
      <text:p text:style-name="P2"><text:span text:style-name="T2">阿忠,</text:span></text:p>
      <text:p text:style-name="P2"><text:span text:style-name="T2">我剛才試了一下</text:span><text:span text:style-name="T3"><text:line-break/></text:span><text:span text:style-name="T2">這個噗浪好像是會按時間軸去顯示貼上的文章是嗎?</text:span></text:p>
      <text:p text:style-name="P2"><text:span text:style-name="T2">學姊,</text:span></text:p>
      <text:p text:style-name="P2"><text:span text:style-name="T2">這個就好像一班人用部落格差不多..</text:span><text:span text:style-name="T3"><text:line-break/></text:span><text:span text:style-name="T2">申請一個帳號,密碼</text:span><text:span text:style-name="T3"><text:line-break/></text:span><text:span text:style-name="T2">登入後就可以留言..</text:span><text:span text:style-name="T3"><text:line-break/></text:span><text:span text:style-name="T2">系統會用類似標籤的方式貼在時間軸上</text:span><text:span text:style-name="T3"><text:line-break/></text:span><text:span text:style-name="T2">應該不難...這其實也跟我科技業背景沒關係啦~</text:span><text:span text:style-name="T3"><text:line-break/></text:span><text:span text:style-name="T2">決定要用的話..應該只是花兩三次適應就可以上手</text:span></text:p>
      <text:p text:style-name="P1"><text:span text:style-name="T2">學姊 | 2009.04.29 18:22 | </text:span><text:span text:style-name="T1">#</text:span></text:p>
      <text:p text:style-name="P3"><text:span text:style-name="T2">我附議阿忠, 消息未確定, 我們也不必湊熱鬧, 下個月就照原訂計畫進行了.</text:span></text:p>
      <text:p text:style-name="P3"><text:span text:style-name="T2">至於噗浪, 如果董事長先搞懂而且願意幫我的電腦做設定並且教我怎麼使用的話, 我就從善如流囉. 不過目前好像也只有具有科技產業背景的智巽說沒問題, 其它的人真的也都懂得這個高科技嗎?</text:span></text:p>
      <text:p text:style-name="P1"><text:span text:style-name="T2">欣宜 | 2009.04.29 16:31 | </text:span><text:span text:style-name="T1">#</text:span></text:p>
      <text:p text:style-name="P2"><text:span text:style-name="T2">TO:智巽</text:span><text:span text:style-name="T3"><text:line-break/></text:span><text:span text:style-name="T2">我哥是潛水大概7、8年的怪人</text:span><text:span text:style-name="T3"><text:line-break/></text:span><text:span text:style-name="T2">他背後話很多但是都跟我吵= =</text:span><text:span text:style-name="T3"><text:line-break/></text:span><text:span text:style-name="T2">像是你提的問題他交給我兩本書要我研讀(為啥是要我讀?)</text:span><text:span text:style-name="T3"><text:line-break/></text:span><text:span text:style-name="T2">還陷入了莫名其妙的辯論激戰(?)..我也很三條線</text:span><text:span text:style-name="T3"><text:line-break/></text:span><text:span text:style-name="T2">對書名有興趣我可以去找看看...</text:span></text:p>
      <text:p text:style-name="P2"><text:span text:style-name="T2">是態度^^"</text:span><text:span text:style-name="T3"><text:line-break/></text:span><text:span text:style-name="T2">狀態的話太噁心了吧(笑)</text:span><text:span text:style-name="T3"><text:line-break/></text:span></text:p>
      <text:p text:style-name="P1"><text:span text:style-name="T2">智巽 | 2009.04.29 15:31 | </text:span><text:span text:style-name="T1">#</text:span></text:p>
      <text:p text:style-name="P3"><text:span text:style-name="T2">欣宜,</text:span></text:p>
      <text:p text:style-name="P3"><text:span text:style-name="T2">對不起阿</text:span><text:span text:style-name="T3"><text:line-break/></text:span><text:span text:style-name="T2">是我自作聰明以為匿名就是YK</text:span><text:span text:style-name="T3"><text:line-break/></text:span><text:span text:style-name="T2">也亂猜你的回應是來自於YK</text:span><text:span text:style-name="T3"><text:line-break/></text:span><text:span text:style-name="T2">亂誤會一通..對不起,請別見怪!</text:span><text:span text:style-name="T3"><text:line-break/></text:span><text:span text:style-name="T2">謝謝你的回應阿..</text:span><text:span text:style-name="T3"><text:line-break/></text:span><text:span text:style-name="T2">你說的是態度還是一種狀態呢?</text:span><text:span text:style-name="T3"><text:line-break/></text:span><text:span text:style-name="T2">對了..你哥是欣榮嗎?</text:span></text:p>
      <text:p text:style-name="P3"><text:span text:style-name="T3"><text:line-break/></text:span><text:span text:style-name="T2">陳真大哥,</text:span></text:p>
      <text:p text:style-name="P3"><text:span text:style-name="T2">看你的動物權演講稿</text:span><text:span text:style-name="T3"><text:line-break/></text:span><text:span text:style-name="T2">還有關於羅素的文章</text:span><text:span text:style-name="T3"><text:line-break/></text:span><text:span text:style-name="T2">都覺得對這樣認真的態度感動</text:span><text:span text:style-name="T3"><text:line-break/></text:span><text:span text:style-name="T2">我會去找這兩本書</text:span><text:span text:style-name="T3"><text:line-break/></text:span><text:span text:style-name="T2">(我英文不好,可能要讀很久,不好意思跟你借)</text:span><text:span text:style-name="T3"><text:line-break/></text:span><text:span text:style-name="T2">謝謝!!</text:span></text:p>
      <text:p text:style-name="P4"><text:span text:style-name="T2"><text:line-break/></text:span></text:p>
      <text:p text:style-name="P1"><text:a xlink:type="simple" xlink:href="http://palinfo.habago.org/mt-comments.cgi?__mode=red&amp;id=17658"><text:span text:style-name="T1">柳春春阿忠</text:span></text:a><text:span text:style-name="T2"> | 2009.04.29 14:28 | </text:span><text:span text:style-name="T1">#</text:span></text:p>
      <text:p text:style-name="P2"><text:span text:style-name="T2">5/23的站樁，我想在原地(和平東師大路口)就好。若要去AIT，固定3.6.9.12這4個月份，這樣大家好安排時間及請假(因為都得AIT上班日才行)。</text:span></text:p>
      <text:p text:style-name="P2"><text:span text:style-name="T2">美國可能考慮派駐海軍陸戰隊於AIT這則新聞，我想還是國內消息人士放話探路的成份居多。因為連BBC中文網也沒見到後續的報導(又或許是我沒跟到！)。</text:span></text:p>
      <text:p text:style-name="P2"><text:span text:style-name="T2">即使美國真的要派駐軍隊到AIT，我還是傾向就讓那些想去的團體去就行。因為那真的會是一場很HIGH的"劇場表演"。這種表演說實在的，還不如真的丟一顆西瓜(或進入AIT在裏面砸碎)給AIT來的令人振奮些。</text:span></text:p>
      <text:p text:style-name="P2"><text:span text:style-name="T2">這種表演場合(警方與抗議者)，我一向能遠離就遠離，非不得以絕對不參與(樂生幾役，那是不得已)。</text:span></text:p>
      <text:p text:style-name="P1"><text:span text:style-name="T2">陳真 | 2009.04.29 10:40 | </text:span><text:span text:style-name="T1">#</text:span></text:p>
      <text:p text:style-name="P3"><text:span text:style-name="T2">下回站樁是 5月 23日.上次有談到要不要五月份也到AIT? 不知大家意下如何? 我對此沒意見.</text:span></text:p>
      <text:p text:style-name="P3"><text:span text:style-name="T2">上回站樁,活動一開始,眼前就來了個有點眼熟的人笑咪咪走過來,我也對他點點頭說: "好像見過". 經過他自我介紹,原來就是上次在 AIT 帶頭表演舉牌秀的警察杯杯.</text:span></text:p>
      <text:p text:style-name="P3"><text:span text:style-name="T2">他劈頭就問: "你們五月有要來AIT嗎?" 聽起來就像一種邀請,我說: "你是指美國準備派軍隊駐紮AIT的事嗎? 我們活動結束後才會討論." 警察杯杯說, "唐曙五月一號就要去AIT抗議,你們會來嗎?" 我說我們會再討論.</text:span></text:p>
      <text:p text:style-name="P3"><text:span text:style-name="T2">然後他就在一旁打電話不知道給哪個上級,電話講些什麼聽不清楚,只聽到陳醫師長陳醫師短.</text:span></text:p>
      <text:p text:style-name="P3"><text:span text:style-name="T2">講完電話,就又走過來開始對董事長歌功頌德,說董事長的人格力量感召了一些 "同學" 云云,不知道在說什麼. 見我無反應,不久便離去,離去前還給每個人手上牌子的文字一一做了記錄.</text:span></text:p>
      <text:p text:style-name="P3"><text:span text:style-name="T2">另外,我發現他微服出巡,而私人摩托車卻停在馬路中間,臨走時還一邊單手騎車一邊講手機. 我本來想給他反蒐證,向他的大安分局(?) 檢舉,後來想想算了,這些警察還挺友善.</text:span></text:p>
      <text:p text:style-name="P3"><text:span text:style-name="T2">至於下回要不要去AIT,是不是請學姐或阿忠決定就好,除非其他人有鮮明的正反意見,否則去哪站應該沒啥差別. 去AIT就是多了一項舉牌秀.</text:span></text:p>
      <text:p text:style-name="P3"><text:span text:style-name="T2">美軍來台之消息,美並無正式回應. 我想是一種試探氣球,看中共及台灣民間反應. 看來藍綠都挺贊同,但我完全反對,因為美軍所到之處,只會帶來禍端,犯不著讓他們引來 "恐怖份子" 的襲擊.</text:span></text:p>
      <text:p text:style-name="P3"><text:span text:style-name="T2">台獨當然高興死了,因為只有大使館層級才會配置美軍,這等於是故意抬舉台美關係成一種國與國的關係.但我不是因為這種對我無甚意義的政治遊戲才反對.</text:span></text:p>
      <text:p text:style-name="P3"><text:span text:style-name="T2">陳真</text:span></text:p>
      <text:p text:style-name="P3"><text:span text:style-name="T2">=========================</text:span><text:span text:style-name="T3"><text:line-break/></text:span><text:span text:style-name="T2">自由時報</text:span></text:p>
      <text:p text:style-name="P3"><text:span text:style-name="T2">「別染指我的國家」波蘭鋼琴家 演奏會上嗆美國</text:span></text:p>
      <text:p text:style-name="P3"><text:span text:style-name="T2">更新日期:2009/04/29 04:09</text:span></text:p>
      <text:p text:style-name="P3"><text:span text:style-name="T2">〔編譯魏國金／綜合報導〕波蘭鋼琴大師齊瑪曼向來寡言，尤其在演奏時不會對觀眾吐露一字一語。因此當他二十六日晚間在洛杉磯迪士尼音樂廳演奏最後曲目，突然開腔：「別染指我的國家」，並宣布為了抗議美國在波蘭部署飛彈防禦系統，將不再於美國演出時，震驚全場。</text:span></text:p>
      <text:p text:style-name="P3"><text:span text:style-name="T2">英國衛報二十八日報導，目睹整起事件的洛杉磯時報古典音樂評論家斯威德透露，齊瑪曼決定說話前看似躊躇，當時他準備彈奏最後曲目—波蘭作曲家席曼諾夫斯基的波蘭民謠組曲。斯威德說：「他靜靜坐在鋼琴前一會兒，幾乎要開始彈奏了，然後轉向觀眾，以平靜但憤怒的聲調，譴責美國在波蘭建置飛彈防禦系統的計畫。」</text:span></text:p>
      <text:p text:style-name="P3"><text:span text:style-name="T2">「別染指我的國家」，齊瑪曼的言詞引起一些人喝采，但也有人要他閉嘴、繼續演出。十餘人憤而離席，當中有人回罵三字經。</text:span></text:p>
      <text:p text:style-name="P3"><text:span text:style-name="T2">美國總統歐巴瑪本月宣布，將延續布希政府在歐洲部署飛彈防禦系統的計畫，齊瑪曼顯然對此頗為不滿。歐巴瑪堅稱，飛彈防禦系統是因應伊朗威脅的對策，並非針對俄羅斯，但不少波蘭人指控美國試圖藉此實施軍事佔領，擔心此舉將導致波蘭成為俄國入侵目標。</text:span></text:p>
      <text:p text:style-name="P3"><text:span text:style-name="T2">古典音樂家通常鮮少評論政治議題。一八○四年拿破崙稱帝時，傷心的音樂大師貝多芬將第三號交響曲「英雄」的獻辭用刀刮除。第一位享譽國際的美國管絃樂隊指揮伯恩斯坦也曾表達反越戰的立場，但從未在指揮台前談論自己的政治主張。</text:span></text:p>
      <text:p text:style-name="P1"><text:span text:style-name="T2">陳真 | 2009.04.29 10:03 | </text:span><text:span text:style-name="T1">#</text:span></text:p>
      <text:p text:style-name="P2"><text:span text:style-name="T2">沒關係,刪不掉的就算了.</text:span></text:p>
      <text:p text:style-name="P2"><text:span text:style-name="T2">我喜歡有溫度的世界,不喜歡虛擬;網路雖不一定意味著虛擬,卻少有真實. 當幾乎所有人都被迫使用網路,那些靠溫度過活的人往往就不知道該怎麼跟這樣的虛擬世界對應了.</text:span></text:p>
      <text:p text:style-name="P2"><text:span text:style-name="T2">當人們家裏有人來敲門,打開一看,眼前肯定是一個人或是一隻貓一隻狗,而絕對不會是一個雌雄莫辨的虛擬符號. 過去的人頂多戴著面具,基本溫度還在,現在的人卻連面具都不需要,百毒不侵,因為他或她變成它,連溫度都沒了.</text:span></text:p>
      <text:p text:style-name="P2"><text:span text:style-name="T2">常接到一些所謂讀者的來信,但這些人一百個有九十九個是連個名字也沒有的. 與過去沒有網路的時代實在判若雲泥. 以前的讀者與其說是讀者,不如說是朋友,很真實,現在卻輕薄短小,感覺就像一種調戲. 調戲久了,不免要悲從中來.</text:span></text:p>
      <text:p text:style-name="P2"><text:span text:style-name="T2">台灣人真是很奇怪,西方社會也有網路,但人與人交往依然真實; 網路到了台灣,人腦卻變成人工智慧, "人" 全不見了.</text:span></text:p>
      <text:p text:style-name="P2"><text:span text:style-name="T2">回家的路是八年前寫的,八年後寫了篇續集,但不想再公開.有人說,你寫了一堆卻大多不公開,何必寫? 但山谷野外杳無人煙,花朵不也照樣盛開.</text:span></text:p>
      <text:p text:style-name="P2"><text:span text:style-name="T2">現代人開花是開給人看,但世上絕不會有一朵花是為了別人而綻放.</text:span></text:p>
      <text:p text:style-name="P2"><text:span text:style-name="T2">而且,花要是開在人群中,往往糟蹋得一塌糊塗. 每每看到我寫的東西被一堆人轉載,我就覺得挺痛苦,我也說不上來哪裡不對勁,更不用說剝枝折葉拿來 "使用" 或據為己有.</text:span></text:p>
      <text:p text:style-name="P5"/>
      <text:p text:style-name="P1"><text:span text:style-name="T2">ladyo | 2009.04.29 02:44 | </text:span><text:span text:style-name="T1">#</text:span></text:p>
      <text:p text:style-name="P3"><text:span text:style-name="T2">陳眞：</text:span></text:p>
      <text:p text:style-name="P3"><text:span text:style-name="T2">那篇文章是讀過你的文章，(很久以前就讀過的) ，但(最近)因為對照了自己的某些經歷，心情有些波動…..因而寫成的。</text:span><text:span text:style-name="T3"><text:line-break/></text:span><text:span text:style-name="T2">本來只是在「喃喃自語」，沒有發表。在我Blog上是要用密碼才打得開看得到。</text:span><text:span text:style-name="T3"><text:line-break/></text:span><text:span text:style-name="T2">在我的Blog上我已删除，但被google照到放在頁庫存檔，(就是被你找到的那版面)我删不到。對不起。</text:span><text:span text:style-name="T3"><text:line-break/></text:span><text:span text:style-name="T2">我不是很在意「規矩」那類人，讀你的文字在心靈記憶裡很難消失，我覺得陳眞是一個有勇氣選擇作真實的自己的人，所以一直是很美麗的人。</text:span><text:span text:style-name="T3"><text:line-break/></text:span><text:span text:style-name="T2">對你一直是尊敬的。</text:span><text:span text:style-name="T3"><text:line-break/></text:span><text:span text:style-name="T2">謝謝你的理解。</text:span><text:span text:style-name="T3"><text:line-break/></text:span></text:p>
      <text:p text:style-name="P1"><text:span text:style-name="T2">陳真 | 2009.04.28 21:47 | </text:span><text:span text:style-name="T1">#</text:span></text:p>
      <text:p text:style-name="P2"><text:span text:style-name="T2">再補充一下,認錯就好,我也跟妳認錯,不該罵人,也希望妳別放在心上. 我想了一想,如果妳還是堅持要刪掉文章,我這就去把它刪掉,但也希望妳能刪掉妳已經灑落網路的文章.</text:span></text:p>
      <text:p text:style-name="P2"><text:span text:style-name="T2">總之,希望妳別掛心上. 我唸過一點書,但粗人性格難改.</text:span></text:p>
      <text:p text:style-name="P1"><text:span text:style-name="T2">陳真 | 2009.04.28 21:21 | </text:span><text:span text:style-name="T1">#</text:span></text:p>
      <text:p text:style-name="P3"><text:span text:style-name="T2">謝謝簡小姐,我也跟妳對不起,不應該馬上開罵;也謝謝妳的坦然認錯,我還以為妳會跟那個吳淡如及顏敏如(把翻譯文字變成自己的文章)一樣,死不認錯,所以就開罵先.</text:span></text:p>
      <text:p text:style-name="P3"><text:span text:style-name="T2">最糟糕的是一個 "借用" 泰戈爾的詩之靈感的什麼香港 "名作家",我忘了她的名字,她不但否認到底,甚至還理不直氣很壯地對那些指出 "涉嫌抄襲" 者開罵,堅持說什麼那一切都是她的句子她的詩. 一直到我把泰戈爾的詩整篇找出來並節錄翻譯成中文發表在蘋果論壇上,她才噤聲,但還是沒認錯,照樣當她的名作家.</text:span></text:p>
      <text:p text:style-name="P3"><text:span text:style-name="T2">我還記得泰戈爾那首詩是講一種 "最遙遠的距離" 的想法,很抽象,但被 "借用" 後卻變得庸俗不堪. 不信的話google一下就知道.</text:span></text:p>
      <text:p text:style-name="P3"><text:span text:style-name="T2">抄就是抄,是不是對外公開或出版還是抄.</text:span></text:p>
      <text:p text:style-name="P3"><text:span text:style-name="T2">我說的文學獎或文學雜誌以及出書的系列事件是發生在中國,其中一件是發生在二十幾年前的黨外時期,被告就是龍應台. 她不是抄,而是完全不經我的同意便收錄我一篇將近四千字的文章在她的暢銷書中,至今死不認錯,當然也沒給我半毛錢, 甚至根本不鳥我,只叫她的助理回信說她很忙. 至於出版社當年則是對我說,"看得起你才收錄你的文章,你要感謝我們才對". 我迄今拿她及他們沒輒. 龍應台照樣整天對社會講她那些挺惡心的大道理.</text:span></text:p>
      <text:p text:style-name="P3"><text:span text:style-name="T2">一般文章抄得一塌糊塗,至於學術靈感也一樣.我研究維根斯坦十幾年了,從未發表過任何論文,但那些接觸維根斯坦只有兩三天現買現賣的一些 "學者" 們,卻談論或書寫或甚至教起維根斯坦來了!</text:span></text:p>
      <text:p text:style-name="P3"><text:span text:style-name="T2">這些人其中至少有兩位剽竊我對維根斯坦的創見. 在學術上,你當然可以引述,或是在文中表示對某個想法之原創人的感謝,或感謝某人對你的啟發等等,但不能假裝這完全是你自己的創見. 這樣太卑鄙了.</text:span></text:p>
      <text:p text:style-name="P3"><text:span text:style-name="T2">更卑鄙的是,這些現買現賣的混蛋,偷偷 "借用" 就已經夠惡劣了,卻還故意貶低我在這方面的學術能力,故意把我說得好像我比一個台灣的哲學系大學生都還不如似的. 一方面努力暗中偷學,一方面卻故意藉著其較高學術地位來貶低人. 這是我認為最惡劣的一種小偷類型.</text:span></text:p>
      <text:p text:style-name="P3"><text:span text:style-name="T2">對於這一切,我的因應策略只有三個字,一是閃,二是躲,三是忍. 閃就是遠離這一切令人厭惡的台灣菁英圈,躲就是把頭像鴕鳥一樣藏在沙子下,我既然沒辦法糾正這一切抄襲剽竊或羞辱抹黑,只好當做不知道.</text:span></text:p>
      <text:p text:style-name="P3"><text:span text:style-name="T2">我其實也很不歡迎別人跟我檢舉或告訴我這些事,所以拜託各位別雞婆,別跟我說這些事. 我若自己不小心發現那是沒辦法的事,但我實在不想知道. 因為我實在不想浪費時間在這些我事實上無能為力無能控告無能討回公道的事情上,我也不想影響每天自得其樂的愉快心情.</text:span></text:p>
      <text:p text:style-name="P3"><text:span text:style-name="T2">因此,最後一招就是忍.</text:span></text:p>
      <text:p text:style-name="P3"><text:span text:style-name="T2">至於簡小姐妳的要求我很難照辦,我願意略去妳的名字和匿名代號,但妳自己如果都沒刪掉文章,我怎麼能刪? 而且,我們這些有個來龍去脈,我若要刪妳的這篇抄襲文章,豈不是其他所有相關留言都得刪,否則不知情者看了豈不是覺得我發神經,沒來由不知道在罵什麼.</text:span></text:p>
      <text:p text:style-name="P3"><text:span text:style-name="T2">總之,事情就是這樣.</text:span></text:p>
      <text:p text:style-name="P1"><text:span text:style-name="T2">ladyo | 2009.04.28 15:43 | </text:span><text:span text:style-name="T1">#</text:span></text:p>
      <text:p text:style-name="P2"><text:span text:style-name="T2">柳春春阿忠：</text:span></text:p>
      <text:p text:style-name="P2"><text:span text:style-name="T2">謝謝你的說明和指教。</text:span><text:span text:style-name="T3"><text:line-break/></text:span><text:span text:style-name="T2">以後，我會很小心的。</text:span></text:p>
      <text:p text:style-name="P1"><text:a xlink:type="simple" xlink:href="http://palinfo.habago.org/mt-comments.cgi?__mode=red&amp;id=17648"><text:span text:style-name="T1">柳春春阿忠</text:span></text:a><text:span text:style-name="T2"> | 2009.04.28 15:13 | </text:span><text:span text:style-name="T1">#</text:span></text:p>
      <text:p text:style-name="P3"><text:span text:style-name="T2">這個嘛..........</text:span><text:span text:style-name="T3"><text:line-break/></text:span><text:span text:style-name="T2">呵呵，良哲厲害！</text:span></text:p>
      <text:p text:style-name="P3"><text:span text:style-name="T2">靈魂不同，即使文章裡有同樣的句子，卻是不一樣的。</text:span></text:p>
      <text:p text:style-name="P1"><text:span text:style-name="T2">良哲 | 2009.04.28 13:25 | </text:span><text:span text:style-name="T1">#</text:span></text:p>
      <text:p text:style-name="P2"><text:span text:style-name="T2">"語出"〈回家的路〉。</text:span><text:span text:style-name="T3"><text:line-break/></text:span><text:span text:style-name="T2">雖然湯本論壇已經掛了，但這篇也曾貼在親系譜，ladyo 剪的句子，是從這篇來的。</text:span><text:span text:style-name="T3"><text:line-break/></text:span><text:span text:style-name="T2">http://kinship.habago.org/archives/2005/05/28/06.22.42/index.php?page=all</text:span></text:p>
      <text:p text:style-name="P1"><text:a xlink:type="simple" xlink:href="http://palinfo.habago.org/mt-comments.cgi?__mode=red&amp;id=17646"><text:span text:style-name="T1">柳春春阿忠</text:span></text:a><text:span text:style-name="T2"> | 2009.04.28 13:02 | </text:span><text:span text:style-name="T1">#</text:span></text:p>
      <text:p text:style-name="P3"><text:span text:style-name="T2">to ladyo</text:span></text:p>
      <text:p text:style-name="P3"><text:span text:style-name="T2">google搜尋有個功能是--在原始網頁如果已經消失(被移除或是隱藏等等)，如果google資料庫有存檔，就可以點選"頁庫存檔"的方式瀏覽。如果以"米洛斯佛曼"在google搜尋，第1則是PCHOME的交友網頁，這可能是您雖然將該"用畫朗讀"文章隱藏了，但在交友網頁仍然可以看到該文章。即使該文章目前處於被隱藏狀態。點選google頁庫存檔方式，仍然可以看到該文章......。</text:span></text:p>
      <text:p text:style-name="P3"><text:span text:style-name="T2">自認有疑義的話，最佳方式就是不要貼出來。網路浩瀚，什麼都找得到的。</text:span></text:p>
      <text:p text:style-name="P3"><text:span text:style-name="T2">to 陳真</text:span></text:p>
      <text:p text:style-name="P3"><text:span text:style-name="T2">最好的方式，就是將你所有的文章都貼出來(我指貼在生命親系譜)。這樣如果有爭議，至少也有個存底(原始網站或google或archie.org)。google排序搜尋頁面的優先順序與rank值，會以第1層網域名稱為優先(簡單講的話)。像如果都是貼在留言板裏面，有時候會搜尋不到，就會被排在最後面或甚至都不會出現在搜尋頁面裡。</text:span></text:p>
      <text:p text:style-name="P1"><text:span text:style-name="T2">ladyo | 2009.04.28 12:06 | </text:span><text:span text:style-name="T1">#</text:span></text:p>
      <text:p text:style-name="P2"><text:span text:style-name="T3"><text:line-break/></text:span><text:span text:style-name="T2">還有哦，陳真，我都不知道自已參加過什麼文學獎？</text:span></text:p>
      <text:p text:style-name="P2"><text:span text:style-name="T2">還有出了什麼書？</text:span></text:p>
      <text:p text:style-name="P1"><text:span text:style-name="T2">ladyo | 2009.04.28 11:56 | </text:span><text:span text:style-name="T1">#</text:span></text:p>
      <text:p text:style-name="P3"><text:span text:style-name="T2">陳真：</text:span><text:span text:style-name="T3"><text:line-break/></text:span><text:span text:style-name="T2">你要責備我，我接受。並且向你道歉。</text:span><text:span text:style-name="T3"><text:line-break/></text:span><text:span text:style-name="T2">但這篇文章我並無意讓其在網上流傳，所以你可否保留你罵我的部份，但能否請你將copy在你留言版上我的那些文章章節删除？</text:span></text:p>
      <text:p text:style-name="P1"><text:span text:style-name="T2">ladyo | 2009.04.28 11:48 | </text:span><text:span text:style-name="T1">#</text:span></text:p>
      <text:p text:style-name="P2"><text:span text:style-name="T2">陳真:</text:span></text:p>
      <text:p text:style-name="P2"><text:span text:style-name="T2">很抱歉，你說的那篇文章，確實有某些語句是讀了你作品後受到的啟發。但這篇文章我是用隱藏的方式留存在自己的Blog中，沒有我的碼是無法閣讀到的，我並沒有公開發表。不知道你怎麼會搜索到？</text:span></text:p>
      <text:p text:style-name="P1"><text:span text:style-name="T2">陳真 | 2009.04.28 10:40 | </text:span><text:span text:style-name="T1">#</text:span></text:p>
      <text:p text:style-name="P3"><text:span text:style-name="T2">媽的,我真的不知道到底是不是還應該在網路上留下片語隻字?</text:span></text:p>
      <text:p text:style-name="P3"><text:span text:style-name="T2">我有用google訂閱news,關鍵字是米洛斯佛曼,剛剛接到一封,打開一看這則有關米洛斯佛曼的news 竟然是我自己寫的幾行字,更奇怪的是,怎麼會出現在一個奇怪的標題下叫做什麼...(刪), 而且作者變成什麼 ...(刪).</text:span></text:p>
      <text:p text:style-name="P3"><text:span text:style-name="T2">這位小姐或太太寫了這樣一篇文章,但裏頭卻一堆我的句子,東拼西湊就變成了自己的文章.有人這樣寫東西的嗎?連句子都要抄現成的!</text:span></text:p>
      <text:p text:style-name="P3"><text:span text:style-name="T2">我去查了一下l,發現是一位叫做...(刪) 的小姐,而且還出國參加什麼作家協會或什麼筆會,甚至還遠征緬甸,好像還出書 (?).</text:span></text:p>
      <text:p text:style-name="P3"><text:span text:style-name="T2">這是她的網站:</text:span></text:p>
      <text:p text:style-name="P3"><text:span text:style-name="T2">....(刪)</text:span></text:p>
      <text:p text:style-name="P3"><text:span text:style-name="T2">她抄我的文字是這麼寫的,如下. 粗體字就是我的句子,竟然連句子也要抄現成的,而且還是個作家呢!</text:span></text:p>
      <text:p text:style-name="P3"><text:span text:style-name="T2">----------------</text:span></text:p>
      <text:p text:style-name="P3"><text:span text:style-name="T2">...(刪)</text:span></text:p>
      <text:p text:style-name="P3"><text:span text:style-name="T2">---------------------</text:span><text:span text:style-name="T3"><text:line-break/></text:span><text:span text:style-name="T2">永無止盡的剽竊剽竊剽竊, 不是偷靈感就是偷創意, 要不就是偷一種心得, 輕一點的偷句子, 東拼西湊變成自己的, 嚴重的是把一篇篇文章拿去投稿文學獎而且還幫我出書呢, 只是名字卻變成了小偷自己的名字.</text:span></text:p>
      <text:p text:style-name="P3"><text:span text:style-name="T2">難道除了開罵或不敢再公開自己的文字或想法以免被剽竊掠奪之外, 沒有其它能保護自己的方法?</text:span></text:p>
      <text:p text:style-name="P3"><text:span text:style-name="T2">偷竊有很多種形式, 我認為, 就算我只是從一個人那裏得到靈感, 我肯定還是會把這個原始想法的功勞歸給那個人, 而不會佔為己有, 彷彿真的是自己的靈感或創見似的.</text:span></text:p>
      <text:p text:style-name="P3"><text:span text:style-name="T2">台灣學界有位 "大師" 級的, 就是這麼偷我的創見. 我敢說全世界沒有人像我這樣以這樣那樣一些文學觀念及文學方法和道德本質等等來型塑維根斯坦成為一個存在主義者, 這樣子的理解方式好不好是一回事, 但它純純粹粹就是我的想法,但這位 "大師" 卻直接拿去用, 拿去用無妨, 反正你光知道個方向, 你也不可能寫出什麼名堂. 問題是, 你明明就是從我這邊學來的, 為什麼卻要講得好像是你自古以來就有的一種創見?</text:span></text:p>
      <text:p text:style-name="P3"><text:span text:style-name="T2">台灣的讀書人或文化人真是挺卑鄙的.</text:span><text:span text:style-name="T3"><text:line-break/></text:span></text:p>
      <text:p text:style-name="P1"><text:a xlink:type="simple" xlink:href="http://palinfo.habago.org/mt-comments.cgi?__mode=red&amp;id=17629"><text:span text:style-name="T1">柳春春阿忠</text:span></text:a><text:span text:style-name="T2"> | 2009.04.27 22:46 | </text:span><text:span text:style-name="T1">#</text:span></text:p>
      <text:p text:style-name="P2"><text:span text:style-name="T2">我喔？沒有哩，我只有測試貼一則內含關鍵字fuck+er，想不到竟然可以張貼。不過關鍵字替換一向防得了君子防不了小人，在柳春春網站後來我就都不設關鍵字黑名單了(因為我自己也常常開罵，但我都罵幹或是肏，PS：罵文建會時)</text:span></text:p>
      <text:p text:style-name="P2"><text:span text:style-name="T2">來說明一下為何使用噗浪也就是plurk</text:span></text:p>
      <text:p text:style-name="P2"><text:span text:style-name="T2">好處是--只要開啟瀏覽器(IE或Firefox)，進入站樁群組設在plurk的頁面，就隨時隨地都可以上了。帳號密碼電子郵件認証的工作都由plurk負責處理，不需自己維護，粉方便，所以大家只要去plurk申請就行。大家可以把噗浪(plurk)當作既像公佈欄、又是線上即時通(MSN Messenger或ICQ之類)(發一則噗，也就是訊息，大家都看得到)，又比google通信群組好用一些些。也不用像用電子郵件討論那樣會忘記把誰給漏掉了。</text:span></text:p>
      <text:p text:style-name="P2"><text:span text:style-name="T2">平常使用幾乎不需要記如何貼圖、貼連結、貼影片的HTML語法，超簡單喔！如果要達到上面說的一些特殊用途，貼法也粉簡單。</text:span></text:p>
      <text:p text:style-name="P2"><text:span text:style-name="T2">因為是站樁成員的內部討論用的噗浪，所以隱私設定可以設定的嚴密一些，一般人看不到，即使是噗友(plurker)也看不到，只有站樁成員看得到。</text:span></text:p>
      <text:p text:style-name="P2"><text:span text:style-name="T2">可以先看看我的噗浪：http://www.plurk.com/ccc1969</text:span></text:p>
      <text:p text:style-name="P2"><text:span text:style-name="T2">我主要拿來當貼MEMO用的。</text:span></text:p>
      <text:p text:style-name="P1"><text:span text:style-name="T2">不匿名的欣宜 | 2009.04.27 19:15 | </text:span><text:span text:style-name="T1">#</text:span></text:p>
      <text:p text:style-name="P3"><text:span text:style-name="T2">對不起~~</text:span><text:span text:style-name="T3"><text:line-break/></text:span><text:span text:style-name="T2">我怕被家中惡兄長罵所以匿名.不過他一眼就看出我的講話方式了(失算)</text:span></text:p>
      <text:p text:style-name="P3"><text:span text:style-name="T2">我看了你的問題我覺得我有想過所以回答我的解決方式給你聽.....不過好像一點都不通用...可以跳過沒關係</text:span><text:span text:style-name="T3"><text:line-break/></text:span><text:span text:style-name="T2">有問題還是直接去翻陳真老師的文章吧..</text:span><text:span text:style-name="T3"><text:line-break/></text:span><text:span text:style-name="T2">我看的時候覺得是一種還原</text:span><text:span text:style-name="T3"><text:line-break/></text:span><text:span text:style-name="T2">還原成一個人最開始的心情...</text:span><text:span text:style-name="T3"><text:line-break/></text:span><text:span text:style-name="T2">在這板上說話真的很恐怖...</text:span><text:span text:style-name="T3"><text:line-break/></text:span><text:span text:style-name="T2">一不小心就會驚動纖細的各位..壓力超大</text:span><text:span text:style-name="T3"><text:line-break/></text:span><text:span text:style-name="T2">不要想歪就字面上意思而已....我不安的是你誤會我的意思</text:span></text:p>
      <text:p text:style-name="P3"><text:span text:style-name="T2">PS!電腦這種東西不要怕它!就可以學的很快了!(這也是我的方式啦......)雖然想說我可以教不過其實我只會開機和關機....剩下都是點點滑鼠開開軟體而已...</text:span><text:span text:style-name="T3"><text:line-break/></text:span><text:span text:style-name="T2">最近老闆出國了心情比較嗨...不小心多嘴了..對不起不會再留言了(哭)</text:span></text:p>
      <text:p text:style-name="P1"><text:span text:style-name="T2">陳真 | 2009.04.27 19:09 | </text:span><text:span text:style-name="T1">#</text:span></text:p>
      <text:p text:style-name="P2"><text:span text:style-name="T2">奇怪,怎麼能 fuck了? 是阿忠讓電腦講髒話的嗎? 果然是高手!那麼, malegir~B呢?</text:span></text:p>
      <text:p text:style-name="P1"><text:span text:style-name="T2">陳真 | 2009.04.27 19:07 | </text:span><text:span text:style-name="T1">#</text:span></text:p>
      <text:p text:style-name="P3"><text:span text:style-name="T2">fuck</text:span></text:p>
      <text:p text:style-name="P5"/>
      <text:p text:style-name="P1"><text:span text:style-name="T2">陳真 | 2009.04.27 15:42 | </text:span><text:span text:style-name="T1">#</text:span></text:p>
      <text:p text:style-name="P2"><text:span text:style-name="T2">骯髒的事往往不是出現髒字而是出現漂亮字眼,比方說那些喜歡強迫別人 "愛 XX" 的之類.</text:span></text:p>
      <text:p text:style-name="P1"><text:a xlink:type="simple" xlink:href="http://palinfo.habago.org/mt-comments.cgi?__mode=red&amp;id=17623"><text:span text:style-name="T1">柳春春阿忠</text:span></text:a><text:span text:style-name="T2"> | 2009.04.27 12:31 | </text:span><text:span text:style-name="T1">#</text:span></text:p>
      <text:p text:style-name="P3"><text:span text:style-name="T2">我來測試看看：fuck+er</text:span></text:p>
      <text:p text:style-name="P1"><text:span text:style-name="T2">陳真 | 2009.04.27 04:30 | </text:span><text:span text:style-name="T1">#</text:span></text:p>
      <text:p text:style-name="P2"><text:span text:style-name="T2">媽的,我們這網站還真道德,竟然不讓我貼,說不可以寫髒話,我只好把那個不許出現的字空一格改成 F U C K. 這樣電腦就能接受了,真奇怪的道德思維.</text:span></text:p>
      <text:p text:style-name="P1"><text:span text:style-name="T2">陳真 | 2009.04.27 04:27 | </text:span><text:span text:style-name="T1">#</text:span></text:p>
      <text:p text:style-name="P3"><text:span text:style-name="T2">裕康,我那天沒有要演講,因為這回是走溫情路線,嘴巴說不出,所以用寫的(此次會議有給大家一起合製了一本講義),我的部份之所有時間就開放提問或自由發言.</text:span></text:p>
      <text:p text:style-name="P3"><text:span text:style-name="T2">智巽,那位 "匿名" 並不是那位ggyy的YK.</text:span></text:p>
      <text:p text:style-name="P3"><text:span text:style-name="T2">匿名雖是自由,但匿名實際上是無法溝通的,誰能跟廁所牆上一個莫名其妙的符號溝通?</text:span></text:p>
      <text:p text:style-name="P3"><text:span text:style-name="T2">我常談維根斯坦,其實我對羅素其人其思也挺了解. 前一陣子去一位醫界前輩家中作客,共商救國救民大計,席中,他問我知不知道羅素女兒說羅素一生事實上是在追求什麼. 我說 "我不知道她女兒怎麼說,但我想我肯定會比羅素女兒更了解羅素."</text:span></text:p>
      <text:p text:style-name="P3"><text:span text:style-name="T2">於是我就說,"你先別公佈答案,我來猜." 我猜的是: 羅素一生是在追求一個正直的人的尊敬.</text:span></text:p>
      <text:p text:style-name="P3"><text:span text:style-name="T2">我之所以會這麼說是因為我太了解羅素. 他表面上雖然很犬儒,一副玩世不恭睥睨世人的天才調調,言語毫無尺度,可是,當一個人越是整天講些褻瀆神明的字眼,越是整天唾棄道德,有時候很可能反倒是個尋尋覓覓的慕道者. 他求道不成,便罵起神明來,越罵越孤獨.</text:span></text:p>
      <text:p text:style-name="P3"><text:span text:style-name="T2">維根斯坦霸氣十足,聽說全劍橋的人都怕他,聽說曾有一次系上討論課他沒來,眾人歡呼,因為這下子總算可以暢所欲言不用怕他罵人了. 可是,有人說,事實上卻有個人不怕維根斯坦,那就是羅素. 這話其實只講對了一半,另一半是這樣,有點複雜:</text:span></text:p>
      <text:p text:style-name="P3"><text:span text:style-name="T2">維根斯坦曾經說,羅素的著作應該用顏色標明 "哲學家必讀" (例如 "數學原理")與 "查禁" 兩種,羅素一生寫了 96本書,在維根斯坦眼裏幾乎八成都得查禁. 雖然他對羅素的各種言行很感冒,但我能夠隔著半個多世紀的時空感覺得出來,維根斯坦其實很尊敬羅素,雖然表面上很唾棄他.</text:span></text:p>
      <text:p text:style-name="P3"><text:span text:style-name="T2">不過,在羅素這一頭,卻顯然對維根斯坦之唾棄感到很挫折,羅素其實很渴望獲得像維根斯坦這樣一個人的尊敬.</text:span></text:p>
      <text:p text:style-name="P3"><text:span text:style-name="T2">我講這些話並無根據,純粹是就我對人事滄桑的敏感度所得到的一種感覺.</text:span></text:p>
      <text:p text:style-name="P3"><text:span text:style-name="T2">我過去常有機會接觸所謂名人或有權勢的人,經常看他們搖搖擺擺的很威風,呼風喚雨不可一世,彷彿世上沒有什麼東西是他所得不到,但我心裏常有個念頭,至少有一樣東西是你得不到的,那就是我的尊敬.</text:span></text:p>
      <text:p text:style-name="P3"><text:span text:style-name="T2">獲得像我這樣一個怪人的尊敬,事實上就跟獲得一條流浪狗的尊敬沒啥兩樣,但它雖沒用,雖沒有現實利益,但至少這樣的尊敬是由衷的.</text:span></text:p>
      <text:p text:style-name="P3"><text:span text:style-name="T2">羅素這人很看重天才,看不起凡夫俗子才智平庸者,而他說維根斯坦是他 "生平所見最完美的天才: 深邃而霸道",可是,維根斯坦顯然還有著一些羅素所渴望卻不可及的東西. 不管那東西是什麼,我總感覺羅素事實上一點也不犬儒,一點也不反道德;就好像尼采一點也不反上帝一樣.所以我才會猜羅素一生渴望這樣一種尊敬.</text:span></text:p>
      <text:p text:style-name="P3"><text:span text:style-name="T2">我顯然猜對了,不過呢,羅素女兒似乎比我講的要直接且乾脆許多,她說她那個聰明絕頂但卻整天褻瀆神明的爸爸,一生所追求的其實就是上帝.</text:span></text:p>
      <text:p text:style-name="P3"><text:span text:style-name="T2">當我聽到那位朋友告訴我 "上帝" 這個答案時,心裏挺感動,看來我對羅素的感覺是對的.</text:span></text:p>
      <text:p text:style-name="P3"><text:span text:style-name="T2">很顯然,當我們想了解一個人,即便是從他所寫的那些毫無現實意義的數學或邏輯中,依然可以 "感覺" 得出當事人不曾說出口的心.</text:span></text:p>
      <text:p text:style-name="P3"><text:span text:style-name="T2">我曾寫過一篇有關羅素的長文,不過還沒公開過卻已經檔案毀損了,那文章裏頭提到一件事就是羅素曾經隱隱約約地這麼說, 他感覺當他獻身所謂理想獻身各種所謂國際和平運動時,他覺得自己就像浮士德裏那個出賣靈魂給魔鬼的人.</text:span></text:p>
      <text:p text:style-name="P3"><text:span text:style-name="T2">羅素是很孤獨的. 他不到四十歲就寫了三巨冊專門談數學與數理邏輯的基礎宛如天書般的 "數學原理",之後雖因反戰及反兵役而遭劍橋解聘,但他的學術影響力事實上依然一直存在.</text:span></text:p>
      <text:p text:style-name="P3"><text:span text:style-name="T2">他之後就沒有再寫多少哲學著作,反倒出版許多有關現實問題像社論那樣的東西,而這些書其中更是很多是由其他左派人士所代寫卻掛他的名字借其影響力而出版的書.</text:span></text:p>
      <text:p text:style-name="P3"><text:span text:style-name="T2">很多人對他之 "墮落" 很納悶,為什麼不再好好寫些書呢? 有一回,有一位大概是還蠻仰慕她的年輕女孩問當年已經六七十歲的羅素說,"為什麼不再從事學術研究呢?" 沒想到羅素竟然無厘頭地回答說: "因為我很喜歡幹(f u c k)啊!" 把那女學生給嚇死了.</text:span></text:p>
      <text:p text:style-name="P3"><text:span text:style-name="T2">從這樣一些事,每想起羅素,我心裏總不禁深深地憐憫和尊敬,這或許也是為什麼我一直很少講他的原因,因為他太孤獨了. 這樣一個會說 "因為我很喜歡幹啊" 的人,肯定是個慕道者,一生尋尋覓覓,究竟在尋些什麼呢? 上帝? 真理? 一個正直的人的尊敬?</text:span></text:p>
      <text:p text:style-name="P3"><text:span text:style-name="T2">姑且不論他在尋找些什麼,我總是彷彿能隔著遙遠的時空而能感覺到他深深的孤獨.</text:span></text:p>
      <text:p text:style-name="P3"><text:span text:style-name="T2">我手上有兩本書,很厚,全是Ray Monk寫的,大概是有關羅素的傳記,這作者也是唸哲學,現任教於英國某大學,他還寫過一本獲獎經典,那就是維根斯坦的傳記. 但他寫羅素我卻買來十年至今連翻開一頁都還沒翻開過. 為什麼? 因為我覺得我彷彿早已了解了羅素的一切,彷彿書裏頭藏著一種孤獨的滄桑是我所不敢接觸的,彷彿只要一翻開書就會看到自己,然後那種可怕的孤獨感就會傳染到我身上.</text:span></text:p>
      <text:p text:style-name="P3"><text:span text:style-name="T2">這書的名字就叫做 "the spirit of solitude" (孤獨的精神),另一本是 The Ghost of Madness. 但我的確完全不知道 Ray Monk 是怎麼樣理解羅素.</text:span></text:p>
      <text:p text:style-name="P3"><text:span text:style-name="T2">對我來說,維根斯坦是一種來世的救贖,乾淨而篤定,而羅素卻彷彿是沉睡千年的記憶,沉重而滄桑.</text:span></text:p>
      <text:p text:style-name="P1"><text:span text:style-name="T2">智巽 | 2009.04.27 02:32 | </text:span><text:span text:style-name="T1">#</text:span></text:p>
      <text:p text:style-name="P2"><text:span text:style-name="T2">阿忠,</text:span></text:p>
      <text:p text:style-name="P2"><text:span text:style-name="T2">我OK!</text:span></text:p>
      <text:p text:style-name="P2"><text:span text:style-name="T2">=====================</text:span></text:p>
      <text:p text:style-name="P2"><text:span text:style-name="T2">陳真大哥,</text:span></text:p>
      <text:p text:style-name="P2"><text:span text:style-name="T2">你的回應對我的困惑很有幫助,謝謝!!</text:span><text:span text:style-name="T3"><text:line-break/></text:span><text:span text:style-name="T2">我有時就是有點怕自己誤用正義,誤講了什麼跟道德有關(但自己的概念還太有限)的..</text:span><text:span text:style-name="T3"><text:line-break/></text:span><text:span text:style-name="T2">非常感謝!</text:span></text:p>
      <text:p text:style-name="P2"><text:span text:style-name="T3"><text:line-break/></text:span><text:span text:style-name="T2">=====================</text:span></text:p>
      <text:p text:style-name="P2"><text:span text:style-name="T2">匿名先生,</text:span></text:p>
      <text:p text:style-name="P2"><text:span text:style-name="T2">雖然我沒辦法真的跟你說什麼</text:span><text:span text:style-name="T3"><text:line-break/></text:span><text:span text:style-name="T2">但心裡還是希望你不要那麼不安</text:span><text:span text:style-name="T3"><text:line-break/></text:span><text:span text:style-name="T2">也祝福你!</text:span></text:p>
      <text:p text:style-name="P4"><text:span text:style-name="T2"/></text:p>
      <text:p text:style-name="P4"><text:span text:style-name="T2"><text:line-break/></text:span></text:p>
      <text:p text:style-name="P1"><text:span text:style-name="T2">梁裕康 | 2009.04.26 20:53 | </text:span><text:span text:style-name="T1">#</text:span></text:p>
      <text:p text:style-name="P3"><text:span text:style-name="T2">陳真大哥：</text:span></text:p>
      <text:p text:style-name="P3"><text:span text:style-name="T2">我從1997到英國起至今，陸陸續續拜讀過你所寫的許多文章，我覺得「回應有關動物權的三點質疑」可以算是（我所讀過的）你的文章的總結或者綱要。每個部分都可以當博士論文的題目，而且總體對維根斯坦的詮釋（或者說你自己心靈的一種表現(expression)）實在很動人。</text:span></text:p>
      <text:p text:style-name="P3"><text:span text:style-name="T2">我相信認真去聽你演講的人一定收穫很多。</text:span><text:span text:style-name="T3"><text:line-break/></text:span></text:p>
      <text:p text:style-name="P1"><text:span text:style-name="T2">學姊 | 2009.04.26 17:22 | </text:span><text:span text:style-name="T1">#</text:span></text:p>
      <text:p text:style-name="P2"><text:span text:style-name="T2">不知是否可以請阿忠大致介紹一下"噗浪"到底是甚麼東東,為什麼適合我們. 我通常大概逼不得已才會想要運用我有限的智能學習科技新把戲, 幾乎已經快要被時代淘汰了...一些新潮的詞彙, 像ipod, MSN, 實在都很讓我費解, 不知道是甚麼東東.</text:span></text:p>
      <text:p text:style-name="P1"><text:span text:style-name="T2">陳真 | 2009.04.25 18:08 | </text:span><text:span text:style-name="T1">#</text:span></text:p>
      <text:p text:style-name="P3"><text:span text:style-name="T2">&gt;&gt;攻擊性的語言,算不算暴力?</text:span></text:p>
      <text:p text:style-name="P3"><text:span text:style-name="T2">這得看攻擊什麼.攻擊台灣國攻擊英國社會攻擊一種想法攻擊一種主義攻擊一種主張攻擊一種品味...攻擊一切概念,攻擊一切沒有生命的東西都ok,不但ok,而且十分歡迎!</text:span></text:p>
      <text:p text:style-name="P3"><text:span text:style-name="T2">但你不能攻擊某個私 "人" (匿名人士當然不算人,就好像你豈有可能攻擊廁所牆上的匿名塗鴉? 至於名人雖是人,但他動見觀瞻,隨時可召開記者會為自己辯護,所以有時可以成為攻擊目標,因此,罵布希混蛋是ok 的),還有,你不能攻擊個人非關公領域的事務,不能攻擊某個族群,不能攻擊所有小朋友...等等等.</text:span></text:p>
      <text:p text:style-name="P3"><text:span text:style-name="T2">&gt;&gt;強大的的道德壓力算不算暴力?</text:span></text:p>
      <text:p text:style-name="P3"><text:span text:style-name="T2">道德如果變成壓力,那它就不可能是一種道德,因此,道德壓力這詞基本上是矛盾的. 這就好像問甜蜜溫柔的家暴算不算家暴?小倆口打打鬧鬧當然不是家暴. 因此, by definition,道德不可能構成壓力,就好像問說美得過火會不會太超過一樣? 越美不是越好嗎? 道德或美學或感情等等等,是不可能有上限的,我無法想像 "不" 強大的道德,那是什麼樣的一種道德? 嘴巴說說漂亮話嗎? 那是敗德不是道德.</text:span></text:p>
      <text:p text:style-name="P3"><text:span text:style-name="T2">&gt;&gt;思想的強力感染是平等嗎?</text:span></text:p>
      <text:p text:style-name="P3"><text:span text:style-name="T2">這就好像問藝術的強力感染是平等的嗎? 它既不是平等,也不是不平等,它根本沒有平等這回事.</text:span></text:p>
      <text:p text:style-name="P3"><text:span text:style-name="T2">思想只會感染那些註定會被它感染的人,就好像某種藝術只會感染那些註定會被它感染的人. 比方說,你大概很難拿維根斯坦去感染政客,他們是免疫的,百毒不侵. 但有些人就算相隔億萬光年,都有可能被天上繁星給感染,我不明白問它平不平等是何意.</text:span></text:p>
      <text:p text:style-name="P3"><text:span text:style-name="T2">跟星星一樣,思想本身是毫無力量的,是接收者這一端決定自己要被它感染多少,你總不能怪星光太過燦爛吧? 我每望著流水潺潺或大海奔騰,總覺得身受感染,彷彿我心中也有著一片海,一條河,跟著浪濤起伏,跟著風月流轉,但我該慶幸自己還有這樣的心靈不是嗎? 哪來平不平等的問題. 地上河流,天上繁星,或虛無飄渺的一種思想,都沒有任何強制力,它們根本不在乎我們的存在. 哪一天,當人類都毀了,真理還在,山河依舊.</text:span></text:p>
      <text:p text:style-name="P3"><text:span text:style-name="T2">&gt;&gt;正義真的是像我們想的那樣嗎?</text:span></text:p>
      <text:p text:style-name="P3"><text:span text:style-name="T2">我不明白你是怎麼看待正義. 對我,或對羅素來說,正義就是浮士德裏頭那隻魔鬼,若有人想出賣靈魂,那就請找 "正義" 這隻魔鬼議價.</text:span></text:p>
      <text:p text:style-name="P3"><text:span text:style-name="T2">跟金錢一樣, 正義是最好的僕人,卻是最壞的主人. 你不管好他,他就會管起你來. 那要靠什麼來控制這個壞東西呢? ...As shakespeare said, "Let mercy season justice."</text:span></text:p>
      <text:p text:style-name="P1"><text:span text:style-name="T2">陳真 | 2009.04.24 07:16 | </text:span><text:span text:style-name="T1">#</text:span></text:p>
      <text:p text:style-name="P2"><text:span text:style-name="T2">阿忠,我沒意見.我跟著學姐,她說ok我也ok.</text:span></text:p>
      <text:p text:style-name="P2"><text:span text:style-name="T2">我想主要是科技問題,像我跟她都只是把電腦當成打字機,不太會使用其它功能. 學姐連如何讓email傳送回條或email設定的按鈕在哪裡都不知道,我很懷疑她能學會這些新科技,我雖比她電腦科技能力要好一些,但也沒好多少.</text:span></text:p>
      <text:p text:style-name="P1"><text:span text:style-name="T2">匿名 | 2009.04.23 14:12 | </text:span><text:span text:style-name="T1">#</text:span></text:p>
      <text:p text:style-name="P3"><text:span text:style-name="T2">理想</text:span><text:span text:style-name="T3"><text:line-break/></text:span><text:span text:style-name="T2">敦親睦鄰</text:span><text:span text:style-name="T3"><text:line-break/></text:span><text:span text:style-name="T2">門開著也不怕遭小偷</text:span><text:span text:style-name="T3"><text:line-break/></text:span><text:span text:style-name="T2">現實</text:span><text:span text:style-name="T3"><text:line-break/></text:span><text:span text:style-name="T2">關緊門誰進來就拿來福槍爆他頭</text:span></text:p>
      <text:p text:style-name="P3"><text:span text:style-name="T2">我腦袋簡單想法也簡單</text:span><text:span text:style-name="T3"><text:line-break/></text:span><text:span text:style-name="T2">推薦看一部漫畫叫做火鳳燎原..很多集越後面越精彩</text:span><text:span text:style-name="T3"><text:line-break/></text:span><text:span text:style-name="T2">期待作者如何靠想像力重新詮釋三國歷史</text:span></text:p>
      <text:p text:style-name="P3"><text:span text:style-name="T2">以上拙見</text:span></text:p>
      <text:p text:style-name="P1"><text:a xlink:type="simple" xlink:href="http://palinfo.habago.org/mt-comments.cgi?__mode=red&amp;id=17596"><text:span text:style-name="T1">柳春春阿忠</text:span></text:a><text:span text:style-name="T2"> | 2009.04.23 11:15 | </text:span><text:span text:style-name="T1">#</text:span></text:p>
      <text:p text:style-name="P2"><text:span text:style-name="T2">意見調查一下：站樁的各位有在玩噗浪嗎？把噗浪當作討論站樁事項連絡工具，各位覺得如何？</text:span><text:span text:style-name="T3"><text:line-break/></text:span><text:span text:style-name="T2">噗浪： http://www.plurk.com</text:span></text:p>
      <text:p text:style-name="P1"><text:span text:style-name="T2">智巽 | 2009.04.23 02:00 | </text:span><text:span text:style-name="T1">#</text:span></text:p>
      <text:p text:style-name="P3"><text:span text:style-name="T2">我實在是沒學問,腦子也不好</text:span><text:span text:style-name="T3"><text:line-break/></text:span><text:span text:style-name="T2">不懂理想的定義,也不懂現實的定義</text:span><text:span text:style-name="T3"><text:line-break/></text:span><text:span text:style-name="T2">最不懂的...應該是為何這兩者中間有著無限隔閡?</text:span><text:span text:style-name="T3"><text:line-break/></text:span><text:span text:style-name="T2">我所能理解的"現實"不應是逃避核心問題的藉口</text:span><text:span text:style-name="T3"><text:line-break/></text:span><text:span text:style-name="T2">我能理解的"理想"不應是框限他人思想的工具~</text:span><text:span text:style-name="T3"><text:line-break/></text:span><text:span text:style-name="T2">還真的想聽聽別人的想法..</text:span><text:span text:style-name="T3"><text:line-break/></text:span><text:span text:style-name="T2">或者推薦我什麼書看也好...</text:span></text:p>
      <text:p text:style-name="P1"><text:span text:style-name="T2">匿名~ | 2009.04.23 00:47 | </text:span><text:span text:style-name="T1">#</text:span></text:p>
      <text:p text:style-name="P2"><text:span text:style-name="T2">&gt;&gt;攻擊性的語言,算不算暴力?</text:span><text:span text:style-name="T3"><text:line-break/></text:span><text:span text:style-name="T2">算阿&gt;</text:span><text:span text:style-name="T3"><text:line-break/></text:span><text:span text:style-name="T2">&gt;&gt;強大的的道德壓力算不算暴力?</text:span><text:span text:style-name="T3"><text:line-break/></text:span><text:span text:style-name="T2">算阿&gt;</text:span><text:span text:style-name="T3"><text:line-break/></text:span><text:span text:style-name="T2">&gt;&gt;思想的強力感染是平等嗎?</text:span><text:span text:style-name="T3"><text:line-break/></text:span><text:span text:style-name="T2">不平等&gt;</text:span><text:span text:style-name="T3"><text:line-break/></text:span><text:span text:style-name="T2">&gt;&gt;正義真的是像我們想的那樣嗎?</text:span><text:span text:style-name="T3"><text:line-break/></text:span><text:span text:style-name="T2">不是&gt;</text:span><text:span text:style-name="T3"><text:line-break/></text:span><text:span text:style-name="T2">&gt;&gt;我的想像是..只有在一種平衡狀態下,人與人之間有種互信</text:span><text:span text:style-name="T3"><text:line-break/></text:span><text:span text:style-name="T2">&gt;&gt;才能一起活下去,才能表現自己,才能與人,與自己和平相處..</text:span><text:span text:style-name="T3"><text:line-break/></text:span><text:span text:style-name="T2">那個...我之前在板上有看到一個故事</text:span><text:span text:style-name="T3"><text:line-break/></text:span><text:span text:style-name="T2">關於一隻小鳥在找一顆樹...好像最後找到一根火柴吧</text:span><text:span text:style-name="T3"><text:line-break/></text:span><text:span text:style-name="T2">總之呢...看完那個故事會有的"那個"感覺</text:span><text:span text:style-name="T3"><text:line-break/></text:span><text:span text:style-name="T2">用"那個"感覺做事情想事情...就對一半了</text:span><text:span text:style-name="T3"><text:line-break/></text:span><text:span text:style-name="T2">另一半是不要過度自我陶醉分清現實和理想...</text:span><text:span text:style-name="T3"><text:line-break/></text:span><text:span text:style-name="T2">我的感覺是這樣啦</text:span><text:span text:style-name="T3"><text:line-break/></text:span></text:p>
      <text:p text:style-name="P1"><text:a xlink:type="simple" xlink:href="http://palinfo.habago.org/mt-comments.cgi?__mode=red&amp;id=17591"><text:span text:style-name="T1">柳春春阿忠</text:span></text:a><text:span text:style-name="T2"> | 2009.04.22 16:14 | </text:span><text:span text:style-name="T1">#</text:span></text:p>
      <text:p text:style-name="P3"><text:span text:style-name="T2">加一則新聞補充背景說明：</text:span></text:p>
      <text:p text:style-name="P3"><text:span text:style-name="T2">*******************</text:span><text:span text:style-name="T3"><text:line-break/></text:span><text:span text:style-name="T2">立院修法 網路侵權三次將停權</text:span><text:span text:style-name="T3"><text:line-break/></text:span><text:span text:style-name="T2">【記者蔡佩芳／即時報導】</text:span><text:span text:style-name="T3"><text:line-break/></text:span><text:span text:style-name="T2">2009/04/21</text:span><text:span text:style-name="T3"><text:line-break/><text:line-break/></text:span><text:span text:style-name="T2">網路使用者注意，立法院上午修法通過「三振條款」，只要三度被認定侵權，網路服務提供者(ISP)將可依法對使用者停權！立法院上午三讀通過著作權法修正案，除通過上述三振條款，同時賦予ISP「避風港」機制，未來業者只要善盡告知、管理網路侵權行為的責任，就可以免除法律以及連帶賠償責任。</text:span></text:p>
      <text:p text:style-name="P3"><text:span text:style-name="T2">【中央社╱台北21日電】</text:span></text:p>
      <text:p text:style-name="P3"><text:span text:style-name="T2">立法院院會今天三讀通過修正著作權法，除賦予網路服務提供者 (ISP）「責任避風港」，未來只要被認定三度網路侵權的使用者，ISP可依法對使用者停權。</text:span></text:p>
      <text:p text:style-name="P3"><text:span text:style-name="T2">行政院在提案說明中指出，由於網路科技發展，各類ISP常面對被告侵權的訴訟風險，但由於網路複製與傳輸技術便捷，侵害著作權行為不僅件數多且具擴散特性，且著作權人難對侵權者一一進行法律追訴。</text:span></text:p>
      <text:p text:style-name="P3"><text:span text:style-name="T2">修正條文賦予ISP「責任避風港」，一方面著作權人或製版權人得依法要求ISP移除網路流通的侵權資料；同時ISP也可針對侵權行為，主張不負損害賠償責任。</text:span></text:p>
      <text:p text:style-name="P3"><text:span text:style-name="T2">不過，行政院提出的草案並未明確規範侵權次數與停止服務的關係，立法院經濟委員會日前初審通國民黨籍立委丁守中提出的修正動議，網路使用者一旦侵權三次、且由ISP告知，就可終止全部或部分服務，此即「三振條款」。</text:span></text:p>
      <text:p text:style-name="P3"><text:span text:style-name="T2">經濟部智慧財產局局長王美花表示，目前部分ISP已與權利人合作，採取防範網路侵權的自律行為，修法通過後，對原已自律的ISP並無影響；智財局也將續對尚未自律的ISP加強宣導。</text:span></text:p>
      <text:p text:style-name="P3"><text:span text:style-name="T2">丁守中認為，修法通過後對於網際網路的發展、智慧財產權的保護，應可達成三贏的局面。</text:span></text:p>
      <text:p text:style-name="P3"><text:span text:style-name="T2">*************</text:span><text:span text:style-name="T3"><text:line-break/></text:span><text:span text:style-name="T2">此修正如果真的是通過，影響範圍既深又廣。</text:span></text:p>
      <text:p text:style-name="P1"><text:span text:style-name="T2">怡靜 | 2009.04.22 15:52 | </text:span><text:span text:style-name="T1">#</text:span></text:p>
      <text:p text:style-name="P2"><text:span text:style-name="T2">所有會上網，會下載音樂、影片、文件.....的朋友應該都看看。</text:span><text:span text:style-name="T3"><text:line-break/></text:span><text:span text:style-name="T2">http://blog.ofset.org/ckhung/index.php?post/094j</text:span></text:p>
      <text:p text:style-name="P2"><text:span text:style-name="T2">另外也推薦文中提到的書</text:span><text:span text:style-name="T3"><text:line-break/></text:span><text:span text:style-name="T2">Lawrence Lessig 的Free Culture，這本書可以在網路上免費合法下載英文原版，台灣也有出中文版。</text:span></text:p>
      <text:p text:style-name="P5"/>
      <text:p text:style-name="P1"><text:span text:style-name="T2">智巽 | 2009.04.22 01:36 | </text:span><text:span text:style-name="T1">#</text:span></text:p>
      <text:p text:style-name="P3"><text:span text:style-name="T2">YK,</text:span></text:p>
      <text:p text:style-name="P3"><text:span text:style-name="T2">其實我常常也存有懷疑..</text:span><text:span text:style-name="T3"><text:line-break/></text:span><text:span text:style-name="T2">攻擊性的語言,算不算暴力?</text:span><text:span text:style-name="T3"><text:line-break/></text:span><text:span text:style-name="T2">強大的的道德壓力算不算暴力?</text:span><text:span text:style-name="T3"><text:line-break/></text:span><text:span text:style-name="T2">思想的強力感染是平等嗎?</text:span><text:span text:style-name="T3"><text:line-break/></text:span><text:span text:style-name="T2">正義真的是向我們想的那樣嗎?</text:span><text:span text:style-name="T3"><text:line-break/></text:span><text:span text:style-name="T2">也許我智商不高..但卻無法輕信也無法停止懷疑</text:span></text:p>
      <text:p text:style-name="P3"><text:span text:style-name="T2">我懷疑..</text:span><text:span text:style-name="T3"><text:line-break/></text:span><text:span text:style-name="T2">身上綁炸彈去與仇人同歸於盡的人到底是什麼樣的人</text:span><text:span text:style-name="T3"><text:line-break/></text:span><text:span text:style-name="T2">我懷疑六日戰爭中孰強孰弱</text:span><text:span text:style-name="T3"><text:line-break/></text:span><text:span text:style-name="T2">懷疑真相背後是否還有真相</text:span><text:span text:style-name="T3"><text:line-break/></text:span><text:span text:style-name="T2">懷疑自己在觀看暴力的現代社會中的動機與態度</text:span><text:span text:style-name="T3"><text:line-break/></text:span><text:span text:style-name="T2">懷疑自己跟人講什麼反戰是否只是為了滿足自己的精神需求(如性需求一般)</text:span></text:p>
      <text:p text:style-name="P3"><text:span text:style-name="T3"><text:line-break/></text:span><text:span text:style-name="T2">但我不否認自己有個信念</text:span><text:span text:style-name="T3"><text:line-break/></text:span><text:span text:style-name="T2">不知道為何而來的,也尚未改變的..</text:span><text:span text:style-name="T3"><text:line-break/></text:span><text:span text:style-name="T2">就是..人類不需要傻傻的自相殘殺!!</text:span><text:span text:style-name="T3"><text:line-break/></text:span><text:span text:style-name="T2">每個人都有理由,都會犯錯,都有思想自由</text:span><text:span text:style-name="T3"><text:line-break/></text:span><text:span text:style-name="T2">如果大家都有天堂,那也應當是同一個天堂</text:span><text:span text:style-name="T3"><text:line-break/></text:span><text:span text:style-name="T2">大家都有地獄,那也後會有期~ 人世不該浪費在相互殺害</text:span></text:p>
      <text:p text:style-name="P3"><text:span text:style-name="T2">最近看到有人說"純粹和平"的觀念是源自於基督教</text:span><text:span text:style-name="T3"><text:line-break/></text:span><text:span text:style-name="T2">但我卻不得不懷疑這個觀念是否努力不足..</text:span><text:span text:style-name="T3"><text:line-break/></text:span><text:span text:style-name="T2">也看到有人說中國人是講"義戰"的比較和平的種族</text:span><text:span text:style-name="T3"><text:line-break/></text:span><text:span text:style-name="T2">而卻又說孟子云:"春秋無義戰"</text:span></text:p>
      <text:p text:style-name="P3"><text:span text:style-name="T2">我的想像是..只有在一種平衡狀態下,人與人之間有種互信</text:span><text:span text:style-name="T3"><text:line-break/></text:span><text:span text:style-name="T2">才能一起活下去,才能表現自己,才能與人,與自己和平相處..</text:span></text:p>
      <text:p text:style-name="P3"><text:span text:style-name="T2">我智力不高,請恕我有太多幻想~</text:span></text:p>
      <text:p text:style-name="P1"><text:a xlink:type="simple" xlink:href="http://palinfo.habago.org/mt-comments.cgi?__mode=red&amp;id=17584"><text:span text:style-name="T1">柳春春阿忠</text:span></text:a><text:span text:style-name="T2"> | 2009.04.22 01:17 | </text:span><text:span text:style-name="T1">#</text:span></text:p>
      <text:p text:style-name="P2"><text:span text:style-name="T2">我們找一天上陽明山去看李同學順便吃牛肉拌麵(也可以找別的吃)，</text:span><text:span text:style-name="T3"><text:line-break/></text:span><text:span text:style-name="T2">應該比李同學出現在我們站樁，而來得可能性......高些。</text:span></text:p>
      <text:p text:style-name="P2"><text:span text:style-name="T2">朋友啊！不要只是留言喔，出來走走，站一站。</text:span></text:p>
      <text:p text:style-name="P1"><text:span text:style-name="T2">陳真 | 2009.04.21 21:48 | </text:span><text:span text:style-name="T1">#</text:span></text:p>
      <text:p text:style-name="P3"><text:span text:style-name="T2">李同學,你不是說這次要現身嗎?還好這回我是賭你不會出現.</text:span></text:p>
      <text:p text:style-name="P1"><text:span text:style-name="T2">李秉叡 | 2009.04.21 07:55 | </text:span><text:span text:style-name="T1">#</text:span></text:p>
      <text:p text:style-name="P2"><text:span text:style-name="T2">反種族會議登場　又一次鬧劇？</text:span><text:span text:style-name="T3"><text:line-break/></text:span><text:span text:style-name="T2">更新日期:2009/04/20 18:26 黃啟霖</text:span><text:span text:style-name="T3"><text:line-break/></text:span><text:span text:style-name="T2">聯合國反種族主義會議20日起在瑞士日內瓦召開，將一連舉行5天，24日結束。主要是審查2001年通過德班宣言以來，全球在對抗種族主義方面，有何進展。不過，今年的議會已經遭到美國為首的西方國家杯葛，認為將仍然淪為以伊斯蘭國家為主，展現反猶太主義的平台。</text:span></text:p>
      <text:p text:style-name="P2"><text:span text:style-name="T3"><text:line-break/></text:span><text:span text:style-name="T2">◎8年前已引發強烈爭議</text:span></text:p>
      <text:p text:style-name="P2"><text:span text:style-name="T3"><text:line-break/></text:span><text:span text:style-name="T2">聯合國主辦的這次反種族主義會議，全名是「南非德班反對種族主義審查會議」，顧名思義是審查2001年通過德班宣言以來，全球在對抗種族主義、仇外和偏執方面，有何進展。因此，這次會議被稱為「德班Ⅱ」。</text:span></text:p>
      <text:p text:style-name="P2"><text:span text:style-name="T3"><text:line-break/></text:span><text:span text:style-name="T2">回顧8年前的2001年8月，在南非德班召開反種族主義會議時，所標榜的是，試圖改善世界上，數百萬名遭種族歧視和不容忍行為受害者的生活狀況。經過多次爭議後通過的「德班宣言和行動綱領(DDPA)」，更被認為提出了具體的辦法，足以打擊種族主義、種族歧視、仇外心理以及有關的不容忍行為。</text:span></text:p>
      <text:p text:style-name="P2"><text:span text:style-name="T3"><text:line-break/></text:span><text:span text:style-name="T2">然而，由於當時阿拉伯國家提出，應該把猶太復國主義也定義為種族主義；同時也嚴厲批評以色列鎮壓巴勒斯坦人民的行為，導致大會不歡而散。美國和以色列都指責說，會議淪為展現伊斯蘭激進觀點的反猶太主義平台，因此憤而退席。時隔8年，情況似乎並沒有太大的改變。</text:span></text:p>
      <text:p text:style-name="P2"><text:span text:style-name="T3"><text:line-break/></text:span><text:span text:style-name="T2">◎草案完成西方勢力疑慮</text:span></text:p>
      <text:p text:style-name="P2"><text:span text:style-name="T3"><text:line-break/></text:span><text:span text:style-name="T2">這次會議宣言草案的會前最終版本，已經在18日出爐，聯合國人權事務高級專員皮勒（NaviPillay）特別讚揚，這是經過「卓越合作」的一大成就，並且呼籲仍在杯葛中的美國等國出席會議。</text:span></text:p>
      <text:p text:style-name="P2"><text:span text:style-name="T3"><text:line-break/></text:span><text:span text:style-name="T2">然而，西方國家依然表示反對。最主要的，還是有關以色列和中東國家之間的爭議。另外，還有一項重要的爭議是，草案中主張，禁止「煽動種族和宗教仇恨」的言論，西方國家認為這將戕害言論自由。</text:span></text:p>
      <text:p text:style-name="P2"><text:span text:style-name="T3"><text:line-break/></text:span><text:span text:style-name="T2">美國已經在18日宣佈，將不參加這次會議。美國的理由是，儘管大會文件的最後文本，已經比從前有所改善，但仍然包含一些美國「無法贊同」的文字，沒有提到美國對於反以色列和反西方偏見的關切，顯然美國的考量並沒有獲得滿意的解答。</text:span></text:p>
      <text:p text:style-name="P2"><text:span text:style-name="T3"><text:line-break/></text:span><text:span text:style-name="T2">其他美國的盟國，包括以色列、澳大利亞、加拿大、德國、荷蘭、波蘭和義大利，也都以類似的理由，表示不會參加這次聯合國反種族主義大會。英國和捷克則是表明，不會指派高級官員出席。</text:span></text:p>
      <text:p text:style-name="P2"><text:span text:style-name="T3"><text:line-break/></text:span><text:span text:style-name="T2">◎ 歐盟的立場</text:span></text:p>
      <text:p text:style-name="P2"><text:span text:style-name="T3"><text:line-break/></text:span><text:span text:style-name="T2">歐洲聯盟也揚言要退出這次會議，理由同樣是，應該修改帶有反猶太立場的宣言草案，否則歐盟不排除集體退出。倒是倒是羅馬天主教教宗本篤十六世和法國，都已經表明出席的立場。</text:span></text:p>
      <text:p text:style-name="P2"><text:span text:style-name="T3"><text:line-break/></text:span><text:span text:style-name="T2">◎ 伊朗總統成為爭議焦點</text:span></text:p>
      <text:p text:style-name="P2"><text:span text:style-name="T3"><text:line-break/></text:span><text:span text:style-name="T2">然而，根據觀察，伊朗總統阿瑪丁雅出席這次會議，很可能是引發爭議的重要因素之一。</text:span></text:p>
      <text:p text:style-name="P2"><text:span text:style-name="T3"><text:line-break/></text:span><text:span text:style-name="T2">阿瑪丁雅曾經公開表示，歷史上並沒有發生過猶太人大屠殺的事件，那是一件神話；他同時表明，應該把以色列從地圖上抹去。但是這樣受到爭議角色，卻是這次日內瓦反種族主義會議中，唯一接受大會邀請的主要國家元首。因此，這場會議才會被以色列形容為「不幸的鬧劇」。</text:span></text:p>
      <text:p text:style-name="P2"><text:span text:style-name="T3"><text:line-break/></text:span><text:span text:style-name="T2">◎ 真又成為一場鬧劇？</text:span></text:p>
      <text:p text:style-name="P2"><text:span text:style-name="T3"><text:line-break/></text:span><text:span text:style-name="T2">然而，撇開以色列和伊朗的因素，這次會議仍然有可以期待的地方。聯合國負責人權事務的副秘書長皮勒就表示，部分國家以偏概全，把對一兩個小問題的關注作為他們對待整個反種族主義大會的立場，卻忽略了他們對世界上無數仍受到種族主義以及其他形式歧視的人，應有的關切。此外，聯合國原本是希望，借這次大會，呼籲世人關注日益威脅外來勞動力、以及少數族裔的民族和種族關係的問題。</text:span></text:p>
      <text:p text:style-name="P2"><text:span text:style-name="T3"><text:line-break/></text:span><text:span text:style-name="T2">會議雖然才剛開始，但是在西方主要勢力的杯葛之下，可能重演2001年的戲碼，反種族問題始終擺脫不了以巴問題的陰影，無法正視急待解決的問題。</text:span></text:p>
      <text:p text:style-name="P2"><text:span text:style-name="T3"><text:line-break/></text:span><text:span text:style-name="T2">文章來源：http://tw.news.yahoo.com/article/url/d/a/090420/58/1i5nj.html</text:span></text:p>
      <text:p text:style-name="P1"><text:span text:style-name="T2">陳真 | 2009.04.20 19:38 | </text:span><text:span text:style-name="T1">#</text:span></text:p>
      <text:p text:style-name="P3"><text:span text:style-name="T2">才剛稱讚兩句,美國馬上就又挺以色列搞抵制.</text:span></text:p>
      <text:p text:style-name="P3"><text:span text:style-name="T2">http://english.aljazeera.net/news/europe/2009/04/20094206292380344.html</text:span></text:p>
      <text:p text:style-name="P3"><text:span text:style-name="T2">Iran leader to address UN summit</text:span><text:span text:style-name="T3"><text:line-break/><text:line-break/></text:span><text:span text:style-name="T2">Mahmoud Ahmadinejad is to address the conference in Geneva on its opening day [AFP]</text:span><text:span text:style-name="T3"><text:line-break/><text:line-break/></text:span><text:span text:style-name="T2">Mahmoud Ahmadinejad, Iran's president, is due to speak on the opening day of a United Nations anti-racism summit in Geneva.</text:span></text:p>
      <text:p text:style-name="P3"><text:span text:style-name="T2">Several Western nations, including the United States, have boycotted the five-day meeting after expressing concerns that it would criticise Israel, while seeking to prevent freedom of speech in relation to religion.</text:span></text:p>
      <text:p text:style-name="P3"><text:span text:style-name="T2">Before he set off for Switzerland, Ahmadinejad was quoted by Iran's state broadcaster as saying "the Zionist ideology and regime are the flag bearers of racism".</text:span></text:p>
      <text:p text:style-name="P3"><text:span text:style-name="T2">Israel has withdrawn its ambassador to Switzerland in protest at the summit and a meeting between Ahmadinejad and Hans-Rudolf Merz, his Swiss counterpart.</text:span></text:p>
      <text:p text:style-name="P3"><text:span text:style-name="T2">"This is not a break in relations, but an expression of Israel's discontent for the lax Swiss attitude towards Iran," an Israeli foreign ministry official told the AFP news agency on condition of anonymity.</text:span></text:p>
      <text:p text:style-name="P3"><text:span text:style-name="T2">Walkout threat</text:span></text:p>
      <text:p text:style-name="P3"><text:span text:style-name="T2">France has warned that European delegates would walk out of the meeting if Ahmadinejad makes "racist or anti-Semitic accusations".</text:span></text:p>
      <text:p text:style-name="P3"><text:span text:style-name="T2">In depth</text:span><text:span text:style-name="T3"><text:line-break/><text:line-break/></text:span><text:span text:style-name="T2">Struggling to define racism</text:span></text:p>
      <text:p text:style-name="P3"><text:span text:style-name="T2">Defining racism</text:span><text:span text:style-name="T3"><text:line-break/><text:line-break/></text:span><text:span text:style-name="T2">"We will have to be very clear. We will not tolerate any slips," Bernard Kouchner, the French foreign minister, told France Info radio.</text:span></text:p>
      <text:p text:style-name="P3"><text:span text:style-name="T2">The Paris-based European Jewish Congress said in a statement that Ahmadinejad's presence meant the United Nations had "put the fox in charge of the hen house".</text:span></text:p>
      <text:p text:style-name="P3"><text:span text:style-name="T2">The speech by Ahmadinejad, who is a frequent critic of Israel and has cast doubt on the extent of the killing of Jews during the second world war, coincides with Holocaust memorial events being held in Israel and Europe.</text:span></text:p>
      <text:p text:style-name="P3"><text:span text:style-name="T2">Germany, Australia, the Netherlands and New Zealand joined the US on Sunday in deciding not to attend the meeting.</text:span></text:p>
      <text:p text:style-name="P3"><text:span text:style-name="T2">Washington cited "objectionable" language in a text prepared for the Geneva meeting as its reason for staying at home.</text:span></text:p>
      <text:p text:style-name="P3"><text:span text:style-name="T2">'Balanced' text</text:span></text:p>
      <text:p text:style-name="P3"><text:span text:style-name="T2">Opening the summit on Monday, Ban Ki-moon, the UN secretary-general, defended the disputed draft text as "carefully balanced".</text:span></text:p>
      <text:p text:style-name="P3"><text:span text:style-name="T2">"I deeply regret that some have chosen to stand aside. I hope they will not do so for long," he said.</text:span></text:p>
      <text:p text:style-name="P3"><text:span text:style-name="T2">"Some nations who by rights should be helping us to forge a path to a better future are not here"</text:span></text:p>
      <text:p text:style-name="P3"><text:span text:style-name="T2">Ban Ki-moon,</text:span><text:span text:style-name="T3"><text:line-break/></text:span><text:span text:style-name="T2">UN secretary-general</text:span><text:span text:style-name="T3"><text:line-break/><text:line-break/></text:span><text:span text:style-name="T2">"Some nations who by rights should be helping us to forge a path to a better future are not here. Outside these halls, interest groups of many political and ideological stripes shout against one another in acrimony."</text:span></text:p>
      <text:p text:style-name="P3"><text:span text:style-name="T2">Ban said that the meeting was important to tackle the threat of rising intolerance during the global economic downturn.</text:span></text:p>
      <text:p text:style-name="P3"><text:span text:style-name="T2">The draft does not mention Israel by name, but it reaffirms the Durban statement and its reference to the plight of Palestinians.</text:span></text:p>
      <text:p text:style-name="P3"><text:span text:style-name="T2">Canada and Israel have said for months that they will shun the meeting, which the UN organised to help heal the wounds left by its last racism summit in South Africa in 2001.</text:span></text:p>
      <text:p text:style-name="P3"><text:span text:style-name="T2">The US and Israel walked out of that conference after Arab states sought to define Zionism as racist.</text:span></text:p>
      <text:p text:style-name="P3"><text:span text:style-name="T2">'Clean slate'</text:span></text:p>
      <text:p text:style-name="P3"><text:span text:style-name="T2">Barack Obama, the US president, said Washington wanted a "clean slate" before tackling race and discrimination issues at the UN.</text:span></text:p>
      <text:p text:style-name="P3"><text:span text:style-name="T2">"If you're incorporating a previous conference that we weren't involved with, that raised a whole set of objectionable provisions, then we couldn't participate," he said at a news conference after the Summit of the Americas in Trinidad and Tobago on Sunday.</text:span></text:p>
      <text:p text:style-name="P3"><text:span text:style-name="T2">Navi Pillay, the UN human rights chief who is hosting the conference, said she was "shocked and deeply disappointed" by Washington's decision.</text:span></text:p>
      <text:p text:style-name="P3"><text:span text:style-name="T2">She said that some countries were focusing solely on one or two issues to the detriment of the fight against intolerance.</text:span></text:p>
      <text:p text:style-name="P3"><text:span text:style-name="T2">Several Muslim nations at the Geneva summit have called for moves to prevent perceived insults to Islam, which they say have proliferated since the attacks in the United States on September 11, 2001.</text:span></text:p>
      <text:p text:style-name="P1"><text:span text:style-name="T2">Dufy | 2009.04.20 15:47 | </text:span><text:span text:style-name="T1">#</text:span></text:p>
      <text:p text:style-name="P2"><text:span text:style-name="T2">Hello, 懷軒,</text:span><text:span text:style-name="T3"><text:line-break/></text:span><text:span text:style-name="T2">抱歉，剛剛忘了留聯絡信箱。</text:span><text:span text:style-name="T3"><text:line-break/></text:span><text:span text:style-name="T2">dufy.lee@gmail.com</text:span></text:p>
      <text:p text:style-name="P1"><text:span text:style-name="T2">Dufy | 2009.04.20 15:44 | </text:span><text:span text:style-name="T1">#</text:span></text:p>
      <text:p text:style-name="P3"><text:span text:style-name="T2">懷軒,</text:span><text:span text:style-name="T3"><text:line-break/></text:span><text:span text:style-name="T2">你好，我有朋友最近會有室內裝修的需求，請問你方便寄你的連絡資料給我嗎?謝謝!</text:span></text:p>
      <text:p text:style-name="P1"><text:span text:style-name="T2">匿名 | 2009.04.20 02:05 | </text:span><text:span text:style-name="T1">#</text:span></text:p>
      <text:p text:style-name="P2"><text:span text:style-name="T2">成為室內設計大師之後就無往不利了</text:span><text:span text:style-name="T3"><text:line-break/></text:span><text:span text:style-name="T2">客戶都不敢質疑你的，因為是大師</text:span><text:span text:style-name="T3"><text:line-break/></text:span><text:span text:style-name="T2">成為大師的關鍵是1.很敢講2.很敢講3.很敢講</text:span></text:p>
      <text:p text:style-name="P1"><text:span text:style-name="T2">陳真 | 2009.04.19 15:26 | </text:span><text:span text:style-name="T1">#</text:span></text:p>
      <text:p text:style-name="P3"><text:span text:style-name="T2">幾年前Z-net就一直在討論歐巴馬,我看許多反美反戰人士十分期待歐巴馬有朝一日能出頭天,但也有人譏笑說這是一種 obamania(歐巴馬熱),認為反美反戰人士別太天真.</text:span></text:p>
      <text:p text:style-name="P3"><text:span text:style-name="T2">從沒見過一個人在獲得權力後還能像在野時那麼有理想,歐巴馬大概也很難例外,不過,我還是得承認他比我原先預期的要好上許多,例如他宣稱要逐步裁廢核武,例如承認過去一些外交政策橫行霸道,例如對傳統反美國家主動表示友善等等.</text:span></text:p>
      <text:p text:style-name="P3"><text:span text:style-name="T2">陳真</text:span><text:span text:style-name="T3"><text:line-break/></text:span><text:span text:style-name="T2">=====================</text:span><text:span text:style-name="T3"><text:line-break/></text:span><text:span text:style-name="T2">中時</text:span></text:p>
      <text:p text:style-name="P3"><text:span text:style-name="T2">歐巴馬、查維茲握手 「希望成朋友」</text:span></text:p>
      <text:p text:style-name="P3"><text:span text:style-name="T2">更新日期:2009/04/19 02:29 郭篤為／巴拿馬市十八日電</text:span><text:span text:style-name="T3"><text:line-break/></text:span><text:span text:style-name="T2">第五屆「美洲國家元首高峰會議」十七日揭幕，長期被拒諸門外的古巴成為會議焦點。美國總統歐巴馬宣布與各國開展地位平等的新時代，並尋求與古巴關係的新開端。古巴官方媒體回應歐巴馬伸出的橄欖枝，指出美國仍迴避解除禁運的重點。</text:span></text:p>
      <text:p text:style-name="P3"><text:span text:style-name="T2">高峰會探討因應經濟危機之道，但四十七年來被美國孤立而無法與會的古巴卻成為焦點。大多數成員國支持古巴重返該組織，主辦的「美洲國家組織」秘書長英蘇薩宣布冷戰時期驅逐古巴的決定並不合理，將在下月年會時提出讓古巴重返該組織。</text:span></text:p>
      <text:p text:style-name="P3"><text:span text:style-name="T2">美國總統歐巴馬在演說時坦承美國過去對古巴的政策失誤，他準備與古巴政府就人權、言論自由、民主改革到毒品、移民和經濟等問題進行接觸，尋求美國與古巴關係的新開端。</text:span></text:p>
      <text:p text:style-name="P3"><text:span text:style-name="T2">歐巴馬說由於半世紀來的隔閡，改善與古巴的關係有很長的路要走。美國過去將自己的意志強加於人，但今後不論國家大小都「平起平坐」，他將尋求建立平等夥伴關係的新時代。</text:span></text:p>
      <text:p text:style-name="P3"><text:span text:style-name="T2">由於歐巴馬一改往昔美國總統與會時的作風，長期抨擊美國的委內瑞拉總統查維茲也改變作風，在與歐巴馬短暫寒暄時主動伸手示好，以西班牙語說出「我希望成為你的朋友」，隨行人員並主動發布兩人握手相片。查維茲稍後向記者說，「歐巴馬總統是個聰明的人，與前任不一樣」。美方則透露是歐巴馬主動驅前與查維茲握手，並以西語問候「您好嗎？」</text:span></text:p>
      <text:p text:style-name="P1"><text:span text:style-name="T2">懷軒 | 2009.04.19 01:44 | </text:span><text:span text:style-name="T1">#</text:span></text:p>
      <text:p text:style-name="P2"><text:span text:style-name="T2">YK 先生小姐太太阿姨叔叔北北或小朋友，</text:span></text:p>
      <text:p text:style-name="P2"><text:span text:style-name="T2">不知道您有沒有要設計房子或裝修室內的打算啊？我是個室內設計師，真的很想接您這種客戶，因為依您的邏輯，若您不是"室內設計"學科專家，那就是我說了算啦，不管您覺得如何設計、好或不好，我是專家，我才有發言的資格，我最喜歡這樣的業主了，做爽的就好。</text:span></text:p>
      <text:p text:style-name="P2"><text:span text:style-name="T2">不過完全不知道您是誰，我會收不到設計費，還是算了~~</text:span></text:p>
      <text:p text:style-name="P2"><text:span text:style-name="T2">言語多有得罪 先說抱歉了~</text:span></text:p>
      <text:p text:style-name="P1"><text:span text:style-name="T2">陳真 | 2009.04.17 20:53 | </text:span><text:span text:style-name="T1">#</text:span></text:p>
      <text:p text:style-name="P3"><text:span text:style-name="T2">董事長所參與創立的環保聯盟應該解散,因為裏頭沒有幾位環保專家,甚至連核能專家也沒半個,還反核呢,真好笑.</text:span></text:p>
      <text:p text:style-name="P3"><text:span text:style-name="T2">董事長所參與創立的國際特赦組織台灣分會更應解散,別說什麼國際人權專家沒有半個,我敢保證裏頭 "曾經" 唸過至少一篇有關人權的政治哲學論文的人,大概也不會超過三個.</text:span></text:p>
      <text:p text:style-name="P3"><text:span text:style-name="T2">講這樣一些傻話真是蠢到不行,但是,台灣這個鳥島(鳥人出沒的島)我真的還從來不曾見過一個品性正直IQ 正常的批評者. 不是抹黑,就是玩修辭,講些GGYY的傻話,從沒見過一個正直且具正常IQ的批評者. 真的很可悲.</text:span></text:p>
      <text:p text:style-name="P3"><text:span text:style-name="T2">特別是2000年以後還挺綠不怕人家知道的,更是盛產這類混蛋. 人傻沒關係,反正也沒見過有誰多聰明,但問題不在傻,而在品性,在於虛榮. 我很少看到有這樣子的西方人,但在台灣卻剛好相反,我很少很少看到不是這樣子的台灣人,少數異類不是這樣,總讓我驚為天人.</text:span></text:p>
      <text:p text:style-name="P3"><text:span text:style-name="T2">要在這樣的環境中忍耐這樣一種人種和文化,實在需要極大的耐心,我不知道別人究竟是怎麼在課堂上或生活中面對這樣一些人.</text:span></text:p>
      <text:p text:style-name="P3"><text:span text:style-name="T2">記得曾有個本土出身的哲學新秀,現在好像還挺紅的,跟他一個學生,上網對我GGYY,還裝模作樣說要考我維根斯坦,結果用中文出了一道他以為很難的解釋名詞說什麼是邏輯空間,問完後沾沾自喜,實在很不可思議,這就好像考愛因斯坦說知不知道什麼是畢氏定理.</text:span></text:p>
      <text:p text:style-name="P3"><text:span text:style-name="T2">溝通或討論的障礙不是智能不是智商,更不是知識,溝通或討論的主要障礙是品性. 你可以跟一個笨蛋溝通,你可以跟一個不識字的人討論,但你不可能跟一個又笨又壞的混蛋有任何對話. 當太空梭都登上冥王星了,卻有一些人一直拿著沖天炮驕傲地笑你根本不懂航空學.</text:span></text:p>
      <text:p text:style-name="P3"><text:span text:style-name="T2">這些話各位粉絲大概看過幾千遍有了吧,但台灣就是這樣,我也挺無奈. 我也常納悶為什麼台灣稍微唸過書的人在品性上會有這麼特殊的一種現象,只要懂得一點皮毛,馬上就彷彿是大師般的姿態.</text:span></text:p>
      <text:p text:style-name="P3"><text:span text:style-name="T2">我的老師是研究維根斯坦的一個重要學者,但他跟我經常一談到Tractatus(維根斯坦早期的著作)時,總是很謙虛地說這部份我比他還懂.</text:span></text:p>
      <text:p text:style-name="P3"><text:span text:style-name="T2">我當然不會相信 "誰比較懂" 之類的說法,但我明白他的意思是他總是專注在晚期的著作,而比較少把心力放在早期,因此老是把 "這個我不是很懂" "那個我也不是很懂" 掛在嘴巴上. 這時候,大概也只有北七才會以為他真的不懂,或甚至以為你會比他更懂.</text:span></text:p>
      <text:p text:style-name="P3"><text:span text:style-name="T2">但台灣人卻完完全全不是這樣,明明對某種知識一無所知,但他前一晚上網搜尋一下,隔天就能以大師的姿態出現了,甚至靠它吃喝儼然專家.</text:span></text:p>
      <text:p text:style-name="P3"><text:span text:style-name="T2">我相信這些屬於文化或民族性格的問題或現象,大約需要三五百年的時間才有可能進化,在進化之前,少數異類也只能盡量忍耐那荒唐的絕大多數.</text:span></text:p>
      <text:p text:style-name="P1"><text:span text:style-name="T2">學姊鑑慧 | 2009.04.17 12:18 | </text:span><text:span text:style-name="T1">#</text:span></text:p>
      <text:p text:style-name="P2"><text:span text:style-name="T2">世界上只有兩種人，一種是知道自己是蠢蛋的蠢蛋，一種是不知道自己是蠢蛋的蠢蛋。第一種蠢蛋活得痛苦，因為世界上有太多第二類蠢蛋。這位YK先生顯然很容易被歸類，才會說出抗議以色列暴行就不得不談以色列光榮戰史淚水汗水、以色列只有“反擊”一途這類蠢話而仍大言侃侃。這位匿名先生顯然有些歷史背景，可惜沒有讀通。有句俗話，「半瓶水、響叮噹」，但是顯然不必半瓶也可響得激烈。嗚呼哀哉，我心傷悲。</text:span></text:p>
      <text:p text:style-name="P1"><text:span text:style-name="T2">陳真 | 2009.04.17 04:55 | </text:span><text:span text:style-name="T1">#</text:span></text:p>
      <text:p text:style-name="P3"><text:span text:style-name="T2">YK 先生小姐太太阿姨叔叔北北或小朋友,</text:span></text:p>
      <text:p text:style-name="P3"><text:span text:style-name="T2">你不像壞人,但若要我教你,得收補習費才行,只能說: 用點大腦吧.</text:span></text:p>
      <text:p text:style-name="P3"><text:span text:style-name="T2">或是這裏看有沒有人願意免費指導,這種程度可能要從幼稚園小班開始教起.</text:span></text:p>
      <text:p text:style-name="P3"><text:span text:style-name="T2">依你的邏輯,我想你大概一輩子都不應該開口講話了.</text:span></text:p>
      <text:p text:style-name="P3"><text:span text:style-name="T2">依你的邏輯,想必你就是個中東問題的專家囉,否則怎麼能提出這麼多鋼鐵般的結論? 既然這樣,能不能請教一下你的真實身份與職業,大家才有辦法知道該用什麼樣的知識程度與你對話不是嗎?</text:span></text:p>
      <text:p text:style-name="P3"><text:span text:style-name="T2">依你的邏輯,你應該同時也是個國際人權問題的專家囉,否則怎麼敢對國際人權問題發言呢? 但看起來你顯然不是,因為如果是的話,就不可能講出一些毫無常識的話了.</text:span></text:p>
      <text:p text:style-name="P3"><text:span text:style-name="T2">一個人沒有知識沒關係,但要有點常識. 如果一個人必須是專家才能發言,地球65億人口豈不幾乎統統要閉嘴,因為幾個人跟董事長一樣是語言哲學的專家呢? 連語言是什麼都不懂,你怎麼還好意思開口講話,豈不是要笑死人?</text:span></text:p>
      <text:p text:style-name="P3"><text:span text:style-name="T2">Popper說得很對,他說: "拙劣的心靈很容易下結論." 這樣的人,嘴巴往往比大腦發達,他無法控制自己的嘴巴,只知道一,馬上就以為自己知道了一億,進而擺出一億人士的高姿態.</text:span></text:p>
      <text:p text:style-name="P3"><text:span text:style-name="T2">但一個聰明的人卻不是這樣,他或許知道十,或許知道一百,但他只說其一.</text:span></text:p>
      <text:p text:style-name="P3"><text:span text:style-name="T2">董事長敗行劣跡罄竹難書,四處樹敵,但董事長在知識上或智能上卻很少犯錯,並非董事長天縱英明,原因無它,而只是因為當我知道十知道一百時,我頂多只說出一而不會說更多,我只會說那些或做那些我幾乎完全有把握的東西.</text:span></text:p>
      <text:p text:style-name="P3"><text:span text:style-name="T2">一個人的心或許應該柔軟應該熱情,但一個人的大腦卻應該清澈而生冷,但許多北七卻剛好相反,心很冷,大腦卻發高燒.</text:span></text:p>
      <text:p text:style-name="P3"><text:span text:style-name="T2">就講解這樣,不收錢的. 還好你匿名,否則只是丟人現眼.</text:span></text:p>
      <text:p text:style-name="P1"><text:span text:style-name="T2">陳真 | 2009.04.17 03:04 | </text:span><text:span text:style-name="T1">#</text:span></text:p>
      <text:p text:style-name="P2"><text:span text:style-name="T2">我知道醫界的人或一般台灣人怎麼看待人事物, 他們心裏把文史哲或社會科學的東西看得很扁, 扁得不能再扁, 例如每當我跟人講說我念哲學, 很多人馬上會自以為他理解了什麼似地說: “喔~~是人生意義方面…” 然後馬上會聯想到證嚴法師或什麼法師的靜思小語或國父蔣公的三民主義之類, 而不是聯想到羅素, 更不會聯想到數學邏輯.</text:span></text:p>
      <text:p text:style-name="P2"><text:span text:style-name="T2">台灣有位大富豪, 過去很崇拜我, 因為她以為我就是在唸像證嚴法師那樣的一些東西, 還說要投資我一大筆錢, 介紹我認識影藝圈的人, 讓我搞診所、上節目等等, 把我推銷給社會大眾¸ 變成 “心靈名醫”, 後來她發現我原來是在唸一些 “像數學那樣的東西” 時, 立即表示很不屑說唸這種東西沒用.</text:span></text:p>
      <text:p text:style-name="P2"><text:span text:style-name="T2">這算是特例, 不過, 聯想的方式仍然是一樣的, 一般人想到哲學就是馬上想到什麼追求人生意義之類, 因此大多心生鄙夷, 覺得這哪是一種學問啊, 就好像學姐每次說她唸歷史, 別人的第一反應通常是: “喔, 那妳很會背喔.” 有位護士還跟我說, “你們好奇怪喔, 台灣史都背不完了¸ 為什麼還想要去背英國史?” 然後還有些好心的同事說要幫她在中部找工作, 他們說到的工作都是一些例如私立中小學教史地或教 “生活與倫理” 之類, 他們根本沒辦法想像怎麼唸歷史也需要唸到博士? 更不太相信唸歷史 (這樣的白癡—這句是畫外音) 也能到大學當教授.</text:span></text:p>
      <text:p text:style-name="P2"><text:span text:style-name="T2">至於我呢, 也常有人好心 “安慰’ 我說其實我唸哲學會很有出路, 比方說有同事說我可以去補習班兼差, 教作文班, “把哲學的專長發揮出來”, 他們說: 這工作很好賺喔. 至少有三個人跟我推薦過類似想法. 我想跟他們澄清說, 不是不是, 哲學並不是在教你怎麼寫社論或寫作文, 但不知從何澄清起.</text:span></text:p>
      <text:p text:style-name="P2"><text:span text:style-name="T2">你可以澄清一些別人不甚了解的事, 但你無法澄清一種別人全然無法想像的世界.</text:span></text:p>
      <text:p text:style-name="P2"><text:span text:style-name="T2">記得有一次演講, 對象也是醫界人士, 講題是: “科學的方法與極限”, 主持人卻先幫我闡述題目的內容說我今天打算要跟大家談談如何當一個好醫生. 還有一次也是醫界, 主持人也是某醫界大老, 我的講題是: “道德的知識論地位 (the epistemological status of morality)”. 也就是說, 我要談的是 “道德” 這東西的本質屬性以及它在知識版圖上有著何等地位. 結果大老介紹說: 陳醫師今天要跟大家談談 “如何用很有道德的知識來討論我們的社會地位”</text:span></text:p>
      <text:p text:style-name="P2"><text:span text:style-name="T2">我太清楚一般人是怎麼看待文史哲, 往往看成一種很蠢但是或許很正確或很感人的東西, 於是我前幾次在醫界演講 (全是個人秀), 我就故意講一些大家一定聽不懂但卻似懂非懂因此會更覺得厲害的東西. 你不能讓他完全不懂, 但也絕不能讓他聽得懂. 因為完全不懂就無從評價了, 可是他若聽得懂, 他就不會肅然起敬.</text:span></text:p>
      <text:p text:style-name="P2"><text:span text:style-name="T2">台灣人真的很貝戔, 你越故意整他, 越故意讓他聽不懂, 他反而越佩服你, 進而改變對你原有的歧視而心生敬意¸ “哇! 原來哲學不是什麼靜思小語, 而是這麼抽象而且莫測高深的東西!”</text:span></text:p>
      <text:p text:style-name="P2"><text:span text:style-name="T2">過去幾次演講, 學姐說, “你怎麼講這麼難的題目? 醫界那些白癡聽得懂嗎?” 可是我就是故意要讓大家聽不懂啊, 讓人聽不懂不是為了讓人們佩服我, 而是為了改變他們根深柢固的歧視與成見.</text:span></text:p>
      <text:p text:style-name="P2"><text:span text:style-name="T2">這樣的成見不打破, 人們永遠無法用一種平實的心, 正確去理解這些在台灣教育中從來不曾出現的知識或從事知識的態度. 唯有當他拋棄成見, 他的心靈和大腦才有可能打開, 接受外來資訊.</text:span></text:p>
      <text:p text:style-name="P2"><text:span text:style-name="T2">不過呢, 這一次因為不是個人秀, 所以沒辦法再使出這一招, 沒辦法再以 “保證聽不懂” 來驚嚇聽眾使之拋棄輕衊或誤解之心. 這一次要講的, 大約小學三年級就能聽得懂, 因此, 人文或社會科學的學者是不需要來聽的, 倒是很歡迎一些其它學界或學界以外的人. 至於董事長的粉絲們, 實際上也不需要參加, 因為我要講什麼你們大概都知道了.</text:span></text:p>
      <text:p text:style-name="P2"><text:span text:style-name="T2">陳真</text:span><text:span text:style-name="T3"><text:line-break/></text:span></text:p>
      <text:p text:style-name="P1"><text:span text:style-name="T2">YK | 2009.04.17 01:22 | </text:span><text:span text:style-name="T1">#</text:span></text:p>
      <text:p text:style-name="P3"><text:span text:style-name="T2">http://palinfo.habago.org/archives/2009/01/07/02.54.55/</text:span></text:p>
      <text:p text:style-name="P3"><text:span text:style-name="T2">說真的 看了上面這篇後 實在讓人感到啼笑皆非</text:span></text:p>
      <text:p text:style-name="P3"><text:span text:style-name="T2">沒有人不愛和平 除了少數鷹派外 以色列人當然也愛和平</text:span></text:p>
      <text:p text:style-name="P3"><text:span text:style-name="T2">如果今天你走在馬路上或坐公車會被炸彈炸死</text:span></text:p>
      <text:p text:style-name="P3"><text:span text:style-name="T2">呆在家裡面也會被天外飛來的火箭轟到</text:span></text:p>
      <text:p text:style-name="P3"><text:span text:style-name="T2">你還會整天在那邊講甚麼暴力不能解決問題這類空話嗎?</text:span></text:p>
      <text:p text:style-name="P3"><text:span text:style-name="T2">你想到得只有反擊 把威脅隔絕在外</text:span><text:span text:style-name="T3"><text:line-break/></text:span><text:span text:style-name="T2">(喔對了 對於外來威脅一向昏昏然的台灣人好像沒辦法想到這些)</text:span></text:p>
      <text:p text:style-name="P3"><text:span text:style-name="T3"><text:line-break/></text:span><text:span text:style-name="T2">最為可議的是 既然想弄這個網站 討論這類議題</text:span></text:p>
      <text:p text:style-name="P3"><text:span text:style-name="T2">卻不對以色列與中東的歷史 戰史做深入了解</text:span></text:p>
      <text:p text:style-name="P3"><text:span text:style-name="T2">實在很離譜 離譜至極</text:span></text:p>
      <text:p text:style-name="P3"><text:span text:style-name="T3"><text:line-break/></text:span><text:span text:style-name="T2">在批評以色列的同時</text:span></text:p>
      <text:p text:style-name="P3"><text:span text:style-name="T2">別忘記他們是付出了多少努力與鮮血 多少淚水與犧牲</text:span></text:p>
      <text:p text:style-name="P3"><text:span text:style-name="T2">才創造並捍衛了他們自己的國家 存在到今天</text:span></text:p>
      <text:p text:style-name="P3"><text:span text:style-name="T2">以色列人的痛苦 與他們的信念</text:span><text:span text:style-name="T3"><text:line-break/></text:span><text:span text:style-name="T2">(請注意 我並不是一昧讚揚以色列 只是說出事實)</text:span></text:p>
      <text:p text:style-name="P3"><text:span text:style-name="T2">不是台灣這個充滿一大堆懦夫與失敗主義者的糟糕島可以理解的</text:span></text:p>
      <text:p text:style-name="P3"><text:span text:style-name="T3"><text:line-break/></text:span><text:span text:style-name="T2">以色列大使說得有理</text:span></text:p>
      <text:p text:style-name="P3"><text:span text:style-name="T2">你們真的應該多做點研究再來討論這些議題</text:span></text:p>
      <text:p text:style-name="P3"><text:span text:style-name="T2">不然簡直就跟海豚在討論火星沒兩樣</text:span></text:p>
      <text:p text:style-name="P3"><text:span text:style-name="T3"><text:line-break/></text:span><text:span text:style-name="T2">這句讓我覺得尤其無言:(我說，我不是中東專家，但我們並不需要先是某方面的專家然後才能形成價值判斷)</text:span></text:p>
      <text:p text:style-name="P3"><text:span text:style-name="T2">請問 連明史都沒讀過的人有資格討論明朝歷史嗎?</text:span></text:p>
      <text:p text:style-name="P3"><text:span text:style-name="T2">連民初軍閥有幾大勢力都不理解的人 能談北伐嗎?</text:span></text:p>
      <text:p text:style-name="P3"><text:span text:style-name="T2">搞不清楚羅馬共和國與羅馬帝國差別在哪裡的人 能談歐洲古典史嗎?</text:span></text:p>
      <text:p text:style-name="P3"><text:span text:style-name="T2">搞不清楚誰是奧保鞏與乃木的人能談日俄戰爭嗎?</text:span></text:p>
      <text:p text:style-name="P3"><text:span text:style-name="T3"><text:line-break/></text:span><text:span text:style-name="T2">同理 一個自認對中東歷史不了解的人</text:span></text:p>
      <text:p text:style-name="P3"><text:span text:style-name="T2">去跟一個貨真價實的打過仗的中東人談甚麼和平非暴力</text:span></text:p>
      <text:p text:style-name="P3"><text:span text:style-name="T2">只會讓以色列人七竅生煙</text:span></text:p>
      <text:p text:style-name="P3"><text:span text:style-name="T2">覺得你是一個甚麼都不懂的空想家</text:span></text:p>
      <text:p text:style-name="P3"><text:span text:style-name="T3"><text:line-break/></text:span><text:span text:style-name="T2">想想看 若是交換立場</text:span></text:p>
      <text:p text:style-name="P3"><text:span text:style-name="T2">一個沒到過台灣 也沒讀過台灣歷史</text:span></text:p>
      <text:p text:style-name="P3"><text:span text:style-name="T2">對台灣政治生態跟民情完全欠了解的外國人</text:span></text:p>
      <text:p text:style-name="P3"><text:span text:style-name="T2">跟你說三道四批評台灣怎樣怎樣</text:span></text:p>
      <text:p text:style-name="P3"><text:span text:style-name="T2">還說了一大堆 弄了個網站</text:span></text:p>
      <text:p text:style-name="P3"><text:span text:style-name="T2">你會有何感想?? 你不會苦笑嗎??</text:span></text:p>
      <text:p text:style-name="P3"><text:span text:style-name="T3"><text:line-break/></text:span><text:span text:style-name="T2">戰爭總會造成悲劇 戰爭是一個龐大的集體破壞</text:span></text:p>
      <text:p text:style-name="P3"><text:span text:style-name="T2">沒有人能預測過程中會有多少冤殺 枉死與鳥事(只能盡量避免)</text:span></text:p>
      <text:p text:style-name="P3"><text:span text:style-name="T2">而哈瑪斯做的就是藏身平民之中 以平民為肉盾</text:span></text:p>
      <text:p text:style-name="P3"><text:span text:style-name="T2">然後無視條約 持續去攻擊並殺傷以國平民</text:span></text:p>
      <text:p text:style-name="P3"><text:span text:style-name="T2">哈瑪斯最希望的就是製造出一個反以色列的輿論</text:span></text:p>
      <text:p text:style-name="P3"><text:span text:style-name="T2">讓世人忘記他們哈瑪斯自己有多糟糕</text:span></text:p>
      <text:p text:style-name="P3"><text:span text:style-name="T3"><text:line-break/></text:span><text:span text:style-name="T2">你根本提不出解決辦法 也根本不知道以色列該怎麼做</text:span></text:p>
      <text:p text:style-name="P3"><text:span text:style-name="T2">才能避免殺戮 保護本國人民</text:span></text:p>
      <text:p text:style-name="P3"><text:span text:style-name="T2">只會一張嘴巴一直說:和平 和平 和平</text:span></text:p>
      <text:p text:style-name="P3"><text:span text:style-name="T3"><text:line-break/></text:span><text:span text:style-name="T2">有甚麼用? 根本跟晉朝那些整天嗑藥清談</text:span></text:p>
      <text:p text:style-name="P3"><text:span text:style-name="T2">嘴巴一堆道理的上品貴族們沒甚麼兩樣</text:span></text:p>
      <text:p text:style-name="P3"><text:span text:style-name="T2">解決不了任何問題</text:span></text:p>
      <text:p text:style-name="P3"><text:span text:style-name="T2">而解決不了任何問題的外國人有何立場去批評那些活在其中</text:span></text:p>
      <text:p text:style-name="P3"><text:span text:style-name="T2">一輩子苦思要如何解決問題的當事者?</text:span></text:p>
      <text:p text:style-name="P4"><text:span text:style-name="T2"/></text:p>
      <text:p text:style-name="P3"><text:span text:style-name="T3"><text:line-break/></text:span><text:span text:style-name="T2">言語多有得罪 先說抱歉了</text:span><text:span text:style-name="T3"><text:line-break/></text:span></text:p>
      <text:p text:style-name="P1"><text:span text:style-name="T2">梁裕康 | 2009.04.17 00:07 | </text:span><text:span text:style-name="T1">#</text:span></text:p>
      <text:p text:style-name="P2"><text:span text:style-name="T2">鑑慧、陳真大哥：</text:span></text:p>
      <text:p text:style-name="P2"><text:span text:style-name="T2">既然二位覺得沒必要，小弟就從善如流，不去雲林了。等下次二位到台北再敘。</text:span></text:p>
      <text:p text:style-name="P2"><text:span text:style-name="T2">我的學生都說我是「三板老師」：上課時眼睛不是盯著天花板或地板，就是看地板，總之就是不敢看學生一眼。我發現好像我們都很害怕上台演說。</text:span></text:p>
      <text:p text:style-name="P2"><text:span text:style-name="T2">或許改天應該請舞台經驗豐富的阿忠為我們上一堂「如何自在在台上演說」。</text:span></text:p>
      <text:p text:style-name="P1"><text:span text:style-name="T2">懷軒 | 2009.04.16 22:44 | </text:span><text:span text:style-name="T1">#</text:span></text:p>
      <text:p text:style-name="P3"><text:span text:style-name="T2">加班加到頭昏上來看看，順便告訴大家本週六我還是會抽出時間去站樁，所以良哲不用先來幫我拿東西。</text:span></text:p>
      <text:p text:style-name="P3"><text:span text:style-name="T2">陳真說「台灣是一個劣幣逐良幣的地方,特別是在一些很容易藉著胡說八道來矇混的學科或領域,更是如此.」真是千真萬確，尤其設計這行更是如此，我看台灣大概是"大師"最多的國家了...常常覺得我念的是一門"無助"的東西，說一堆，但都是很主觀的東西，不過只是反應一堆社會現象，哪這麼偉大。但一堆人總是把自己捧的老高，真正跟人相關的事物，反而一點不在乎，隨便至極。</text:span></text:p>
      <text:p text:style-name="P3"><text:span text:style-name="T2">對不起，看了陳真寫的話忽然想上來叫叫。</text:span></text:p>
      <text:p text:style-name="P3"><text:span text:style-name="T2">另外，我最欣賞的建築師今年得了普力茲克建築獎，他就是個只做不說的老人家。</text:span><text:span text:style-name="T3"><text:line-break/></text:span><text:span text:style-name="T2">原文的網站：http://www.pritzkerprize.com/laureates/2009/index.html</text:span><text:span text:style-name="T3"><text:line-break/></text:span><text:span text:style-name="T2">中文的介紹：http://forgemind.net/xoops/modules/news/article.php?storyid=1119</text:span><text:span text:style-name="T3"><text:line-break/></text:span><text:span text:style-name="T2">雖然大家學的東西不同，但我覺得真誠的東西、好的設計，是穿越時代穿越人心的。</text:span></text:p>
      <text:p text:style-name="P1"><text:span text:style-name="T2">學姊 | 2009.04.16 19:55 | </text:span><text:span text:style-name="T1">#</text:span></text:p>
      <text:p text:style-name="P2"><text:span text:style-name="T2">裕康, 千萬不用大老遠由台北趕到斗六來丫, 我的部份尤其沒有任何聽的價值, 每次被迫演講或講課都很痛苦, 自覺口才差又沒內容, 事後都要療傷止痛很久, 不過這次我跟陳真說, 丟臉反正是丟他的臉, 反正醫界的人也不認得我, 不會記住原來有這號蠢蛋. 要碰面我們可以台北見啊, 陳真每個月都會北上的.</text:span></text:p>
      <text:p text:style-name="P1"><text:span text:style-name="T2">陳真 | 2009.04.16 19:52 | </text:span><text:span text:style-name="T1">#</text:span></text:p>
      <text:p text:style-name="P3"><text:span text:style-name="T2">裕康,你雖不學術 "取向",但我看你的學術能力與作品,以及對概念的理解深度,大概是我在台灣見過讀過聽過最好的人文或社會科學學者的前三名,第一名當然是非學姐莫屬.</text:span></text:p>
      <text:p text:style-name="P3"><text:span text:style-name="T2">我看你寫的東西,絕對是屬於國際性學者那樣一個層級,十分佩服.</text:span></text:p>
      <text:p text:style-name="P3"><text:span text:style-name="T2">相反地,我倒認識不少劍橋畢業的人,我與之無冤無仇,故不點名,但其程度之低,實在很難想像這樣的智商竟然也能唸大學甚至還唸完博士,更不可思議的是回台灣後一個比一個混得好,實在荒謬透頂!</text:span></text:p>
      <text:p text:style-name="P3"><text:span text:style-name="T2">台灣是一個劣幣逐良幣的地方,特別是在一些很容易藉著胡說八道來矇混的學科或領域,更是如此. 今天若是基礎科學或物理化學,大概就不太可能會有這樣的一種學術詐騙集團的出現.</text:span></text:p>
      <text:p text:style-name="P3"><text:span text:style-name="T2">順便說說,看過就好,不用回應.</text:span></text:p>
      <text:p text:style-name="P1"><text:span text:style-name="T2">陳真 | 2009.04.16 19:38 | </text:span><text:span text:style-name="T1">#</text:span></text:p>
      <text:p text:style-name="P2"><text:span text:style-name="T2">阿忠,我把後台鑰匙交給你,你自己決定看要貼什麼都行.</text:span></text:p>
      <text:p text:style-name="P2"><text:span text:style-name="T2">我們每次活動,都已經站一年多了,幾乎沒有任何記錄也挺可惜,雖然每次都乏善可陳,但說上兩句到此一遊的話也好,參與者或旁觀者若有寫些什麼,若適當,也可以讓我們張貼.</text:span></text:p>
      <text:p text:style-name="P2"><text:span text:style-name="T2">特別是遇到有人在留言板發表對董事長不敬的文字或一些很低能無可理喻的文字,更可以幫忙刪除,以維護社會善良風俗.</text:span></text:p>
      <text:p text:style-name="P1"><text:a xlink:type="simple" xlink:href="http://palinfo.habago.org/mt-comments.cgi?__mode=red&amp;id=17528"><text:span text:style-name="T1">柳春春阿忠</text:span></text:a><text:span text:style-name="T2"> | 2009.04.15 16:29 | </text:span><text:span text:style-name="T1">#</text:span></text:p>
      <text:p text:style-name="P3"><text:span text:style-name="T2">我增列幾點站樁活動的QA(有些還沒人問，但我先答)。各位看看有沒有要補充修正或新增的。</text:span><text:span text:style-name="T3"><text:line-break/></text:span><text:span text:style-name="T2">連到柳春春網站就可看到：</text:span><text:span text:style-name="T3"><text:line-break/></text:span><text:span text:style-name="T2">http://www.oz.org.tw</text:span></text:p>
      <text:p text:style-name="P1"><text:span text:style-name="T2">梁裕康 | 2009.04.15 15:50 | </text:span><text:span text:style-name="T1">#</text:span></text:p>
      <text:p text:style-name="P2"><text:span text:style-name="T2">大哥：</text:span></text:p>
      <text:p text:style-name="P2"><text:span text:style-name="T2">基礎教育課程對我應該比較適合，小弟實在沒那麼學術取向。</text:span></text:p>
      <text:p text:style-name="P2"><text:span text:style-name="T2">而且老實講，下去主要是想跟二位打招呼，聽課還是其次……</text:span></text:p>
      <text:p text:style-name="P1"><text:a xlink:type="simple" xlink:href="http://palinfo.habago.org/mt-comments.cgi?__mode=red&amp;id=17526"><text:span text:style-name="T1">柳春春阿忠</text:span></text:a><text:span text:style-name="T2"> | 2009.04.15 14:17 | </text:span><text:span text:style-name="T1">#</text:span></text:p>
      <text:p text:style-name="P3"><text:span text:style-name="T2">大會報告：剛剛接到台北市回教徒協會來電詢問活動內容。因有些回教徒看到站樁活動訊息致電該協會是否為該會主辦。所以該會打電話來問。</text:span><text:span text:style-name="T3"><text:line-break/></text:span><text:span text:style-name="T2">他問：你們是回教徒嗎？</text:span><text:span text:style-name="T3"><text:line-break/></text:span><text:span text:style-name="T2">我回答：我們都不是回教徒。</text:span></text:p>
      <text:p text:style-name="P3"><text:span text:style-name="T2">我有告知如果該會願意將此站樁活動訊息散發出去，歡迎他們這麼做。</text:span><text:span text:style-name="T3"><text:line-break/></text:span><text:span text:style-name="T2">來電詢問的人答：目前該會可以做決定的人都不在。</text:span></text:p>
      <text:p text:style-name="P3"><text:span text:style-name="T2">喵，報告完畢。</text:span></text:p>
      <text:p text:style-name="P1"><text:span text:style-name="T2">世主 | 2009.04.15 12:25 | </text:span><text:span text:style-name="T1">#</text:span></text:p>
      <text:p text:style-name="P2"><text:span text:style-name="T2">如果"比較"讓生命更沉重，那我會質疑"比較"這個行為是否是一種毀滅性武器？我相信哲學對很多人來說，是位在第一線的意義，反而更能徹底解決人的內在痛苦，繼續走下去。</text:span></text:p>
      <text:p text:style-name="P1"><text:span text:style-name="T2">陳真 | 2009.04.15 01:46 | </text:span><text:span text:style-name="T1">#</text:span></text:p>
      <text:p text:style-name="P3"><text:span text:style-name="T2">裕康,在斗六院區,別跑錯跑到虎尾去了. 你要從台北下來嗎? 好像沒有那個價值...因為這只是針對醫界人士的一種基礎教育課程,非常非常粗淺的,沒有多少學術成份(學姐的部份例外).</text:span></text:p>
      <text:p text:style-name="P3"><text:span text:style-name="T2">不學術對我來講是比較好,不過我自己還是很不想上台講,因為我真的沒有東西可以講,純粹是因為學姐說我若不講她就也不講,我只好硬著頭皮準備上台丟人現眼. 我要講的大概看我平常的那些通俗文章還更充份明瞭一些.</text:span></text:p>
      <text:p text:style-name="P3"><text:span text:style-name="T2">斗六分院聽說將往醫學中心邁進,但成為醫學中心的幾個重要前提之一就是要有倫理面向的課程規劃,我因為整天砲轟台大或醫界這裏不對那裏不好,所以院方乾脆叫我當倫理委員來規畫這些東西.</text:span></text:p>
      <text:p text:style-name="P3"><text:span text:style-name="T2">這是一系列活動的第一場,第二場我希望找人來談醫療與戰亂或國際救援等等的問題,第三場想談愛滋病的人權問題與防治,第四場我還沒想出來,目前計劃大概會辦個六場,不過時間是分佈在兩三年內.</text:span></text:p>
      <text:p text:style-name="P3"><text:span text:style-name="T2">另外還有個純粹院內的讀書會,方式是在各科室推派至少一名所謂倫理種子,一共三十幾個人,每個月聚會一次,閱讀peter singer的書,大約會進行一年多,目前已進行三四個月,但我自己倒是從沒參加過,回國後也沒參加.</text:span></text:p>
      <text:p text:style-name="P3"><text:span text:style-name="T2">若有住雲林地區或中部地區的,哪怕是士農工商,倒是很歡迎來參加五月二號這個動物權與動物倫理研討會,而且最好屆時能對台上演講者多多批評指教,而不要總是當場沉默是金(醫界人士的習性),事後卻想法一堆.</text:span></text:p>
      <text:p text:style-name="P3"><text:span text:style-name="T2">這研討會另外兩名來自(科)學界的老師,是悟泓介紹,聽說他們在動物實驗相關政策的擬定和執行上有很多實務經驗,而且相當open-minded,也是董事長親自出馬好不容易給請來.</text:span></text:p>
      <text:p text:style-name="P3"><text:span text:style-name="T2">只不過,一場研討會實際上就也只是一場研討會而已,不會更多了. 我只是希望藉此在極度封建保守反動變態低級下流惡心齷齪低能無聊的台灣醫界裏頭多少能發出一點點微弱的聲音.</text:span></text:p>
      <text:p text:style-name="P3"><text:span text:style-name="T2">今天下午我請悟泓來精神部演講,題目是 "動物也有精神病嗎?",講完後我們兩個又私下在路邊 seven-eleven 喝茶聊天了一下午,聽他講起一些他們所做的事,我蠻感動的,真是不可思議,小貓兩三隻在十幾二十年內竟然能做出這麼多事,我若能提名諾貝爾和平獎,肯定會提名他.</text:span></text:p>
      <text:p text:style-name="P3"><text:span text:style-name="T2">我跟他說,相對於你們的貢獻,回顧我自己,等於只是都在空談或清談而已,空談理想而啥也沒做,清談抽象概念彷彿不食人間煙火而無助於他人.</text:span></text:p>
      <text:p text:style-name="P3"><text:span text:style-name="T2">我說,可是我沒辦法不這樣過活,我引用了達爾文的想法說,我若能有所選擇,我也希望自己能站到第一線去做一些很實際的工作,紮紮實實解決別人或別的物種的痛苦,而不是活在抽象世界中自得其樂.</text:span></text:p>
      <text:p text:style-name="P3"><text:span text:style-name="T2">在送走他之後,我回到家裏,覺得心情很沉重,癱在椅子上啥事也不想做,覺得自己怎麼會得了這樣一種奇怪的哲學病,我跟學姐說,我的人生既輕薄又沉重; 概念輕飄飄的,毫無用處,但卻又似乎厚實沉重不堪.</text:span></text:p>
      <text:p text:style-name="P1"><text:span text:style-name="T2">梁裕康 | 2009.04.14 16:55 | </text:span><text:span text:style-name="T1">#</text:span></text:p>
      <text:p text:style-name="P2"><text:span text:style-name="T2">請問陳真大哥：</text:span></text:p>
      <text:p text:style-name="P2"><text:span text:style-name="T2">台大醫院雲林分院的地址位置在哪？</text:span></text:p>
      <text:p text:style-name="P2"><text:span text:style-name="T2">是斗六還是虎尾？</text:span></text:p>
      <text:p text:style-name="P1"><text:span text:style-name="T2">陳真 | 2009.04.13 06:06 | </text:span><text:span text:style-name="T1">#</text:span></text:p>
      <text:p text:style-name="P3"><text:span text:style-name="T2">講題：A Reply to Criticisms of the Concept of Animal Rights</text:span><text:span text:style-name="T3"><text:line-break/></text:span><text:span text:style-name="T2">講者：陳興正</text:span><text:span text:style-name="T3"><text:line-break/></text:span><text:span text:style-name="T2">日期：2009. 05. 02.</text:span><text:span text:style-name="T3"><text:line-break/></text:span><text:span text:style-name="T2">地點：台大醫院雲林分院六樓學術講堂</text:span></text:p>
      <text:p text:style-name="P3"><text:span text:style-name="T2">演講摘要：</text:span></text:p>
      <text:p text:style-name="P3"><text:span text:style-name="T2">我準備回答一般人針對動物權（animal rights）常有的三點質疑：</text:span></text:p>
      <text:p text:style-name="P3"><text:span text:style-name="T2">一：動物憑什麼擁有權利？也就是說，動物憑什麼必須被善待？為什麼我們不能像對待石頭或樹木那樣對待牠們？</text:span></text:p>
      <text:p text:style-name="P3"><text:span text:style-name="T2">二：動物權概念清楚嗎？很多反對者動輒以為何不保護蒼蠅蚊子蟑螂跳蚤等等，來質疑動物權做為一種概念所應具備的清楚內涵。</text:span></text:p>
      <text:p text:style-name="P3"><text:span text:style-name="T2">三：動物權是一種普世價值嗎？即便上述兩個問題都能適當辯護，依然會有人說，這只是一種局部性概念，僅適用於某種時空，而非一體適用。</text:span></text:p>
      <text:p text:style-name="P3"><text:span text:style-name="T2">針對這三項質疑，我並不準備提供一種乍看嚴謹的所謂學術性回答，因為我一直很懷疑所謂「應用倫理」（applied ethics）的學科性，換言之，我一直不相信有這樣一種學者專家的存在，就好像我相信世界上有孝子，但我不相信世界上有一種「比別人更知道如何孝順父母」的專家。</text:span></text:p>
      <text:p text:style-name="P3"><text:span text:style-name="T2">我認為，在應用倫理的任何一個題材上，不管正方反方，人們在理性上所能提供的理由，都只是一種針對既有結論的「事後補充說明」。也就是說，基本上，我們都是先有了結論，然後再來找理由。這樣一種「理由」，自然也不可能是一種邏輯的衍生物。這時候，套句David Hume的話，「理性只是情感的註腳」。</text:span></text:p>
      <text:p text:style-name="P3"><text:span text:style-name="T2">在應用倫理的題材上，我相信有科學家，有哲學家，有歷史學家，有法學專家，有社會運動家，分別可以從自己的專業或經驗來提出想法，但我不相信有這樣一種專家竟然能提出一種所謂「應用倫理」的專業觀點。</text:span></text:p>
      <text:p text:style-name="P3"><text:span text:style-name="T2">我之反對「應用倫理」的學科性，並非出於鄙夷，並非出於對抽象理性的推崇；恰恰相反，反對它正是出於對理性之高度侷限的深切認知，出於對這樣一些難以言說的事物之尊敬。我常引用哲學家史帝文生（Charles Leslie Stevenson）的一句話：「最重要的問題從哪裡開始，我們的研究就應該在哪裡結束。」史帝文生的老師維根斯坦（Ludwig Wittgenstein）曾經大約這麼說過：</text:span></text:p>
      <text:p text:style-name="P3"><text:span text:style-name="T2">「倫理不可言說，任何想去說它的企圖終究註定要失敗，因為我們永遠不可能跳脫語言的牢籠。在這一點上，我們是全然蒼白無力的。但我仍然要對人們之企圖談論這樣一些無法談論的東西，表示敬意，我一生絕不嘲笑這樣一種企圖或渴望。」</text:span></text:p>
      <text:p text:style-name="P3"><text:span text:style-name="T2">講者並非堅定的主張動物權人士，因為我相信，任何一種概念，既然可以被建構，就能被解構，任何一個結，不管打得多複雜，終究能夠循原路解開。動物權如此，人權也一樣；即便是人權也無法保證千秋萬世或放諸四海皆準。世上一切概念既然是概念，意謂著它終究是人為建構。</text:span></text:p>
      <text:p text:style-name="P3"><text:span text:style-name="T2">講者想講的並不是這樣一些彷彿隨時會改變的東西；講者更有興趣講的是那些共通的「深層文法」（deep grammar）—借用維根斯坦的術語，就像「一加一等於二」那樣一些東西。在有限的時空變化中，這些東西似乎不曾改變。</text:span></text:p>
      <text:p text:style-name="P3"><text:span text:style-name="T2">這樣一些東西既然是「深層文法」，意味著它「不可說」（ineffable），於是我們只好藉著述說那些「可說的」（就像一種手勢那樣），來「指出」（show）那些「不可說的」。就好像月亮雖美卻不可言說，但我們終究能沉默地遙指明月。重點是月，而非手指。</text:span><text:span text:style-name="T3"><text:line-break/></text:span></text:p>
      <text:p text:style-name="P1"><text:span text:style-name="T2">陳真 | 2009.04.13 03:10 | </text:span><text:span text:style-name="T1">#</text:span></text:p>
      <text:p text:style-name="P2"><text:span text:style-name="T2">研討會主題:『動物權與動物倫理研討會』</text:span></text:p>
      <text:p text:style-name="P2"><text:span text:style-name="T2">時間: 2009 年 5 月 2 日(六) 中午13:00至 1700</text:span></text:p>
      <text:p text:style-name="P2"><text:span text:style-name="T2">地點: 台大醫院雲林分院急診大樓六樓學術講堂</text:span></text:p>
      <text:p text:style-name="P2"><text:span text:style-name="T2">歡迎報名參加！限額 100名，額滿為止! 報名請連繫：Y01727@ms1.ylh.gov.tw</text:span><text:span text:style-name="T3"><text:line-break/><text:line-break/></text:span><text:span text:style-name="T2">13:10～13:20</text:span><text:span text:style-name="T3"><text:line-break/></text:span><text:span text:style-name="T2">報 到</text:span><text:span text:style-name="T3"><text:line-break/><text:line-break/></text:span><text:span text:style-name="T2">13:20～13:30</text:span><text:span text:style-name="T3"><text:line-break/></text:span><text:span text:style-name="T2">長官致詞</text:span><text:span text:style-name="T3"><text:line-break/></text:span><text:span text:style-name="T2">黃世傑 院 長</text:span><text:span text:style-name="T3"><text:line-break/><text:line-break/></text:span><text:span text:style-name="T2">13:30～14:00</text:span><text:span text:style-name="T3"><text:line-break/></text:span><text:span text:style-name="T2">（留5分鐘發問）</text:span></text:p>
      <text:p text:style-name="P2"><text:span text:style-name="T2">黃世傑院長 主持</text:span></text:p>
      <text:p text:style-name="P2"><text:span text:style-name="T2">演講者: 王繼廣 教授（國家實驗研究院國家實驗動物中心）</text:span></text:p>
      <text:p text:style-name="P2"><text:span text:style-name="T2">題目: 動物實驗與動物福利的理論和實踐 –學術與產業的觀點</text:span></text:p>
      <text:p text:style-name="P2"><text:span text:style-name="T2">14:00～14:30 （留5分鐘發問）</text:span></text:p>
      <text:p text:style-name="P2"><text:span text:style-name="T2">黃建勳醫師 主持</text:span></text:p>
      <text:p text:style-name="P2"><text:span text:style-name="T2">演講者: 朱增宏 秘書長（台灣動物社會研究會）</text:span></text:p>
      <text:p text:style-name="P2"><text:span text:style-name="T2">題目: 動物實驗與動物福利的理論和實踐 –民間團體的觀點</text:span></text:p>
      <text:p text:style-name="P2"><text:span text:style-name="T2">14:30～14:40</text:span><text:span text:style-name="T3"><text:line-break/></text:span><text:span text:style-name="T2">Coffee Break</text:span><text:span text:style-name="T3"><text:line-break/><text:line-break/></text:span><text:span text:style-name="T2">14:40～15:10（留5分鐘發問）</text:span></text:p>
      <text:p text:style-name="P2"><text:span text:style-name="T2">黃建勳醫師 主持</text:span></text:p>
      <text:p text:style-name="P2"><text:span text:style-name="T2">演講者:周京玉 獸醫師（國家衛生研究院實驗動物中心）</text:span></text:p>
      <text:p text:style-name="P2"><text:span text:style-name="T2">題目: 動物實驗與動物福利的理論和實踐 –實務問題</text:span></text:p>
      <text:p text:style-name="P2"><text:span text:style-name="T2">15:10～15:35（留5分鐘發問）</text:span></text:p>
      <text:p text:style-name="P2"><text:span text:style-name="T2">黃建勳醫師 主持</text:span></text:p>
      <text:p text:style-name="P2"><text:span text:style-name="T2">演講者: 李鑑慧 教授（輔仁大學歷史系）</text:span></text:p>
      <text:p text:style-name="P2"><text:span text:style-name="T2">題目: 十九世紀英國反動物實驗運動</text:span><text:span text:style-name="T3"><text:line-break/><text:line-break/></text:span><text:span text:style-name="T2">15:35～16:00（留5分鐘發問）</text:span></text:p>
      <text:p text:style-name="P2"><text:span text:style-name="T2">黃建勳醫師 主持</text:span></text:p>
      <text:p text:style-name="P2"><text:span text:style-name="T2">演講者: 陳興正 醫師（台大醫院雲林分院主治醫師）</text:span></text:p>
      <text:p text:style-name="P2"><text:span text:style-name="T2">題目: 三個質疑: 動物憑什麼有權？動物權概念清楚嗎？動物權具有普世價值嗎？</text:span></text:p>
      <text:p text:style-name="P2"><text:span text:style-name="T2">16:00～16:50</text:span></text:p>
      <text:p text:style-name="P2"><text:span text:style-name="T2">座談與綜合討論</text:span></text:p>
      <text:p text:style-name="P2"><text:span text:style-name="T2">黃建勳醫師 主持</text:span></text:p>
      <text:p text:style-name="P2"><text:span text:style-name="T2">與談者: 王繼廣教授、周京玉獸醫師、朱增宏秘書長、李鑑慧教授、陳興正醫師 黃建勳醫師</text:span><text:span text:style-name="T3"><text:line-break/><text:line-break/></text:span><text:span text:style-name="T2">16:50～17:00 結語/道別</text:span></text:p>
      <text:p text:style-name="P2"><text:span text:style-name="T2">黃世傑 院長</text:span></text:p>
      <text:p text:style-name="P2"><text:span text:style-name="T2">註：中華民國重症醫學會學分、公務人員學分認證、中華民國急救加護醫學會學分申請中、台灣家庭醫學會學分申請中、倫理法律學分申請中</text:span><text:span text:style-name="T3"><text:line-break/></text:span></text:p>
      <text:p text:style-name="P1"><text:span text:style-name="T2">李秉叡 | 2009.04.12 19:20 | </text:span><text:span text:style-name="T1">#</text:span></text:p>
      <text:p text:style-name="P3"><text:span text:style-name="T2">大屠殺紀念音樂會在巴勒斯坦難民營引發激憤</text:span><text:span text:style-name="T3"><text:line-break/></text:span><text:span text:style-name="T2">◎俞智敏</text:span></text:p>
      <text:p text:style-name="P3"><text:span text:style-name="T2">據一名地方官員表示，巴勒斯坦當局宣布解散一個來自約旦河西岸難民營的青少年弦樂團，因為這個樂團最近在以色列的猶太大屠殺倖存者面前表演。</text:span></text:p>
      <text:p text:style-name="P3"><text:span text:style-name="T2">傑寧難民營官員辛地指稱猶太大屠殺為「政治議題」，並指控樂團指揮娃法．尤妮絲把不知情的兒童扯進政治爭議裡。尤妮絲已被禁止進入傑寧，她原本指導「自由弦樂團」13名成員練習的公寓也被封閉。</text:span></text:p>
      <text:p text:style-name="P3"><text:span text:style-name="T2">此舉凸顯出許多巴人在承認猶太人苦難時的敏感心理，他們擔心如此一來會削弱巴人歷史上對以色列人的強烈不滿。</text:span></text:p>
      <text:p text:style-name="P3"><text:span text:style-name="T2">「猶太大屠殺的確發生過，但我們卻正面臨猶太人所施加給巴人的類似大屠殺」，辛地說。「我們失去了土地，而且被迫逃命，我們已在難民營裡生活了50年。」</text:span><text:span text:style-name="T3"><text:line-break/></text:span><text:span text:style-name="T2">.</text:span></text:p>
      <text:p text:style-name="P3"><text:span text:style-name="T2">傑寧難民營的居民都是在以色列獨立戰爭期間，被迫離開故鄉的巴人後代。</text:span></text:p>
      <text:p text:style-name="P3"><text:span text:style-name="T3"><text:line-break/></text:span><text:span text:style-name="T2">尤妮絲則說，她的目的純粹就只是表演音樂。「我們沒有做錯任何事」，她說。</text:span><text:span text:style-name="T3"><text:line-break/></text:span><text:span text:style-name="T2">文章來源：http://www.libertytimes.com.tw/2009/new/apr/12/today-int6.htm</text:span><text:span text:style-name="T3"><text:line-break/></text:span><text:span text:style-name="T2">============================================</text:span><text:span text:style-name="T3"><text:line-break/></text:span><text:span text:style-name="T2">真的不知道這些官員腦袋裡在想什麼，又不是在難民營中舉辦大屠殺紀念會，需要那麼激動嘛？</text:span></text:p>
      <text:p text:style-name="P1"><text:span text:style-name="T2">NAGA | 2009.04.06 00:28 | </text:span><text:span text:style-name="T1">#</text:span></text:p>
      <text:p text:style-name="P2"><text:span text:style-name="T2">阿忠兄，謝謝你！我找過了，沒有找到。</text:span></text:p>
      <text:p text:style-name="P5"/>
      <text:p text:style-name="P1"><text:span text:style-name="T2">陳真 | 2009.04.05 19:32 | </text:span><text:span text:style-name="T1">#</text:span></text:p>
      <text:p text:style-name="P3"><text:span text:style-name="T2">人在衰尾時日子似乎感覺比較美麗.</text:span></text:p>
      <text:p text:style-name="P3"><text:span text:style-name="T2">當別人因為某種外在因素或因為某種其實一點都不重要的東西而捧我或把我視為跟他們一樣的正常人時,我總覺得特別失落,日子空洞而蒼白.</text:span></text:p>
      <text:p text:style-name="P3"><text:span text:style-name="T2">反之,當我 "走路",當我被看成鐘樓怪人,看成沒啥出息時,我反倒覺得日子沉甸甸的,一天彷彿有著一輩子的重量.</text:span></text:p>
      <text:p text:style-name="P3"><text:span text:style-name="T2">因此,我總懷念1989 年之後那兩年的日子,家破了,人亡了,每天找工作,每天被迫換工作,書也沒得唸,像條流浪狗一樣,任何人都能隨時任意朝你踢一腳或吐幾口痰而無須掛在心上.</text:span></text:p>
      <text:p text:style-name="P3"><text:span text:style-name="T2">秒針變時針,日子特別難熬, 能睡就睡,每天睡到黃昏,然後跟學姐去巡視山林. 這樣的日子,或許就像柏格曼的 "哭泣與耳語" 裏那個承受劇烈疼痛的癌末女主角所說,人生不可能比這更好了.</text:span></text:p>
      <text:p text:style-name="P3"><text:span text:style-name="T2">陳真</text:span><text:span text:style-name="T3"><text:line-break/></text:span><text:span text:style-name="T2">=================</text:span><text:span text:style-name="T3"><text:line-break/></text:span><text:span text:style-name="T2">中時</text:span><text:span text:style-name="T3"><text:line-break/><text:line-break/></text:span><text:span text:style-name="T2">邱義仁改行當農夫 落腳高縣</text:span></text:p>
      <text:p text:style-name="P3"><text:span text:style-name="T2">更新日期:2009/04/05 02:44 張瑞昌、呂昭隆／台北報導</text:span><text:span text:style-name="T3"><text:line-break/></text:span><text:span text:style-name="T2">「喇叭，你沒頭路，也沒人要請你，不如來做食（台語，務農之意）啦！」前農委會副主委戴振耀這麼勸說前國安會祕書長邱義仁，「做食不是什麼歹代誌，自謀生路也不錯啊！」面對老戰友的邀約，邱義仁沒多加考慮就欣然應允，近期內將南下高雄縣，改行當農夫，徹底遠離台北政壇。</text:span></text:p>
      <text:p text:style-name="P3"><text:span text:style-name="T2">旗山地區是邱義仁未來的落腳地，透過戴振耀的協助，他們在內門鄉找了一塊七分半的田地，然後搭個簡易工寮，打算栽種一些短期即可收成的農作物，譬如彩椒、木瓜、小黃瓜等。</text:span></text:p>
      <text:p text:style-name="P3"><text:span text:style-name="T2">戴振耀邀約 邱欣然應允</text:span></text:p>
      <text:p text:style-name="P3"><text:span text:style-name="T2">種彩椒是邱義仁選的，因為比較輕，不像木瓜那麼種。戴振耀笑著跟綽號「喇叭」的邱義仁說，「咱們是老農夫，但現在的農業是新農業，不用拿鋤頭，也不必像從前要掘個圳溝，挖得氣喘吁吁，攏嘛用電腦控制，要澆水，裝個塑膠管就可以了，又省水。」</text:span></text:p>
      <text:p text:style-name="P3"><text:span text:style-name="T2">戴振耀從政府部門退休下來，隔天就下田去，他覺得這就是人生，回到家園從事務農，沒有什麼抬不起頭的。這其實也是他幾個月前跟喇叭講的話，「日子總是要過，不能坐吃山空」，邱義仁過完年在參加一個朋友的喪禮上，也如此回答友人的關切。</text:span></text:p>
      <text:p text:style-name="P3"><text:span text:style-name="T2">為了讓邱義仁這個門外漢盡早進入狀況，戴振耀特地找了幾本書給喇叭看，例如《彩椒栽培管理法》，讓他知道現代務農不像從前辛苦，但卻很需要專業。邱義仁決心改變自己，好友相助很重要，已經過了八、九個月農村生活的戴振耀說，「又不是遊手好閒，憑自己勞力過活，很不錯！」他將和邱義仁作伴，躬耕南台灣。</text:span></text:p>
      <text:p text:style-name="P3"><text:span text:style-name="T2">遷至內門鄉 靠勞力過活</text:span></text:p>
      <text:p text:style-name="P3"><text:span text:style-name="T2">邱義仁即將搬遷至內門鄉，他帶的東西都不是家具，而是ＣＤ、書籍與諸多藝術電影的ＤＶＤ。這不僅是他遠離台北的第一步，也是他希望找回生命自信的開始，「就好像有一次在旗山一家小吃店，我們剛坐下來要吃麵，那個老闆娘輕聲對他喊加油！我告訴喇叭，『哇，你比我還有名』，他笑了起來。」戴振耀開懷地說。</text:span></text:p>
      <text:p text:style-name="P1"><text:span text:style-name="T2">陳真 | 2009.04.04 13:28 | </text:span><text:span text:style-name="T1">#</text:span></text:p>
      <text:p text:style-name="P2"><text:span text:style-name="T2">記得在我開始上小學不久，也就是七零年代初期，電影或電視上才允許出現接吻鏡頭，在此之前，一概剪掉。看過電影《新天堂樂園》的人應該有印象，義大利如此，台灣也一樣，唯一差別可能是剪掉的所謂色情鏡頭往往下落不明，我估計八成是被台灣那些動刀動剪的警察和新聞局諸公婆給帶回家自己欣賞。</text:span></text:p>
      <text:p text:style-name="P2"><text:span text:style-name="T2">八零年代之前的髮禁也一樣。立法院諸公婆紛紛起來登高一呼，反對解除髮禁！！他們說，女學生把頭髮留長了，男生看了肯定色心大發（他們以為大家都跟他一樣），書都不唸了，亂搞生出一堆小孩來，豈不是要亡國？（那時正推行「一個恰恰好，兩個不算少」的家庭節育計劃）</text:span></text:p>
      <text:p text:style-name="P2"><text:span text:style-name="T2">這些都不是笑話，而是曾經深深折磨虐待人們的一些歷史，但我發現歷史始終沒有成為過去。</text:span><text:span text:style-name="T3"><text:line-break/></text:span></text:p>
      <text:p text:style-name="P1"><text:span text:style-name="T2">陳真 | 2009.04.04 12:53 | </text:span><text:span text:style-name="T1">#</text:span></text:p>
      <text:p text:style-name="P3"><text:span text:style-name="T2">台灣一堆掌有權力的混蛋,正事不做,專門幹這些莫名其妙到極點的混蛋才會幹的莫名其妙到極點的混蛋事. 有人賣 A 片,竟然被當街俘虜拖吊上警車.</text:span></text:p>
      <text:p text:style-name="P3"><text:span text:style-name="T2">要怎麼行使什麼公權力我都沒意見,但如果搶一塊錢要槍斃一次,那麼,搶一億就應槍斃一億次才對,而不是反而皮條幹越大就越沒事.</text:span></text:p>
      <text:p text:style-name="P3"><text:span text:style-name="T2">台灣的法律根本就是給有權有勢的人拿來玩爽的,對那些無法保護自己的人就吃定吃到底,任意糟蹋,它媽的這不叫鬼島難道還有天理?</text:span></text:p>
      <text:p text:style-name="P3"><text:span text:style-name="T2">=====================</text:span><text:span text:style-name="T3"><text:line-break/></text:span><text:span text:style-name="T2">中時</text:span><text:span text:style-name="T3"><text:line-break/></text:span><text:span text:style-name="T2">貼5P色情文 女大生罰50H勞動</text:span></text:p>
      <text:p text:style-name="P3"><text:span text:style-name="T2">更新日期:2009/04/03 03:58 李忠一／宜蘭報導</text:span></text:p>
      <text:p text:style-name="P3"><text:span text:style-name="T2">就讀南部某科技大學四年級的陳姓女學生，在部落格張貼「女友淫亂的一夜」色情文章，文章大膽描述「三男二女」搞五Ｐ而觸法。宜蘭地方法院昨依妨害風化罪判罰她一萬元，但考量陳生「就讀大學、年紀尚輕」緩刑二年，但須到公益團體服五十小時義務勞動。</text:span></text:p>
      <text:p text:style-name="P3"><text:span text:style-name="T2">警方表示，在網路張貼色情文章觸法多為學生，性別幾乎為男性，女學生觸法相當罕見！檢方指出，名為「女友淫亂的一夜」字數約兩千字，寫得相當露骨，不但年輕人看了會受不了，年紀大而定力不夠也會受不了！</text:span></text:p>
      <text:p text:style-name="P3"><text:span text:style-name="T2">名為女友淫亂的一夜 大膽露骨</text:span></text:p>
      <text:p text:style-name="P3"><text:span text:style-name="T2">判決書指出，陳姓女學生（廿一歲，宜蘭人）去年三月晚間，在宿舍用學校網路登入「Xuite」日誌網頁，張貼在情色網站、論壇流傳甚廣的「女友淫亂的一夜」。</text:span></text:p>
      <text:p text:style-name="P3"><text:span text:style-name="T2">台東縣警察局網路巡邏時，在陳女部落格上看見這篇文章，認為該篇文章足以刺激或滿足性慾，內容更是描述男女性交、猥褻，調查後發現陳女曾以同一帳號在學校與家中上網，犯罪證據確鑿。</text:span></text:p>
      <text:p text:style-name="P3"><text:span text:style-name="T2">判罰一萬緩刑兩年 盼記取教訓</text:span></text:p>
      <text:p text:style-name="P3"><text:span text:style-name="T2">陳女在檢方調查時否認有張貼文章，檢方表示，可能是女孩子感到不好意思，才堅決否認，但從ＩＰ位址等證據，認為陳女所言不足採信。在法院審理時，陳女才坦承張貼色情文章，考量她尚知悔悟，犯行尚非重大，因此緩刑兩年，讓她能從此案「深切記取教訓」。</text:span></text:p>
      <text:p text:style-name="P1"><text:a xlink:type="simple" xlink:href="http://palinfo.habago.org/mt-comments.cgi?__mode=red&amp;id=17465"><text:span text:style-name="T1">柳春春阿忠</text:span></text:a><text:span text:style-name="T2"> | 2009.04.02 01:10 | </text:span><text:span text:style-name="T1">#</text:span></text:p>
      <text:p text:style-name="P2"><text:span text:style-name="T2">給NAGA：</text:span><text:span text:style-name="T3"><text:line-break/></text:span><text:span text:style-name="T2">你可以到這裡查看看是否有你當時文章的存檔。如果有的話，可以據此請對方徹下文章。</text:span><text:span text:style-name="T3"><text:line-break/></text:span><text:span text:style-name="T2">http://www.a r c h i v e.org</text:span><text:span text:style-name="T3"><text:line-break/></text:span><text:span text:style-name="T2">(喵，被防SPAM訊息給卡到陰了，請自行移除空白)</text:span></text:p>
      <text:p text:style-name="P1"><text:span text:style-name="T2">陳真 | 2009.04.01 23:37 | </text:span><text:span text:style-name="T1">#</text:span></text:p>
      <text:p text:style-name="P3"><text:span text:style-name="T2">非常有可能是美國自導自演的911 發生時(我有很多證據至少可以證實美國不但事先知情,而且早在事件發生前一年就 "期待" 這樣的事情發生以推展接下來的種種精心策劃多年的作戰計劃),舉世哀悼,但光是死亡人數就大約是 150 個911規模的南京大屠殺(數周間殺掉三十幾萬人),而且是姦殺擄掠樣樣來,用盡各種變態病態的殺人方式及強姦方式的一個大屠殺,日本人至今依然否認,還說是中國人捏造. 這樣一種民族,老是說什麼知恥的武士道精神,實在荒唐. 那樣的精神只是屬於過去極少數人的特質,而絕不是戰後日本這樣一種經濟動物的本性.</text:span></text:p>
      <text:p text:style-name="P3"><text:span text:style-name="T2">德國出了一個希特勒,後代子孫為此懺悔不已,但日本鬼子至今依然囂張,以為把教科書竄改一下就能掩盡世人耳目.</text:span></text:p>
      <text:p text:style-name="P3"><text:span text:style-name="T2">最近中德合作拍了一部有關南京大屠殺的電影,就叫做 "拉貝日記",這電影在日本八成會禁演(這叫做民主國家?),不但禁演,連那位參與演出的日本明星也變成不愛日本的日奸,遭到日本社會的譴責. 請見:</text:span></text:p>
      <text:p text:style-name="P3"><text:span text:style-name="T2">http://culture.ifeng.com/abroad/200904/0401_4088_1086654.shtml</text:span></text:p>
      <text:p text:style-name="P3"><text:span text:style-name="T2">幾年前仍是 "不銹鋼若雪網頁" 的時代,我曾介紹過拉貝其人其事. 另外還有一些目擊者記錄, 但拉貝是其中最有名的一個,在歷史發生的當下所做的日記,如今卻成為南京大屠殺一個重要史料. 不知道要到哪一天,日本鬼子才願意承認這樣一件根本不可能否認的事,並且真心懺悔.</text:span></text:p>
      <text:p text:style-name="P3"><text:span text:style-name="T2">我看過一些參與屠殺的日本兵,公開回憶當年經過並表示懺悔的影片,記得有位老兵說他如何姦殺一位年輕媽媽,還把她的兩個小孩一起全推下一口井,然後往裏頭擲手榴彈.</text:span></text:p>
      <text:p text:style-name="P4"><text:span text:style-name="T2"><text:line-break/></text:span></text:p>
      <text:p text:style-name="P1"><text:span text:style-name="T2">Naga | 2009.04.01 14:48 | </text:span><text:span text:style-name="T1">#</text:span></text:p>
      <text:p text:style-name="P2"><text:span text:style-name="T2">說到不留備份，我另有一種慘痛經驗，足證網路威力之可怕：想當年少不更事，在讀者理應不多的個人網站上發表過一些心得，內容多半是對於自己深有共鳴的事物之私密感懷評論，想到就寫，並不是甚麼認真文章。發表後不到幾個月，我回頭看它們，由衷感到彆扭與後悔，便大手一揮，把文章全都砍光，悄然關站，也不作備份，自以為瀟灑；孰料數年後，竟在別的網站上看見當時的文章紛紛遭同一人盜用，想請對方撤下，卻驚覺自己手邊已無證據證明我是作者。</text:span></text:p>
      <text:p text:style-name="P2"><text:span text:style-name="T2">痛苦的不是遭人盜用這件事，而是無法阻止那些青澀拙劣援引內容又欠缺考據的文章再度在網上流佈。這位盜用者的品味實在有問題，只能說「海畔有逐臭之夫」罷，為甚麼會想把他人的好惡喜怒當作自己的好惡喜怒公諸於世呢？我實在不懂。看著自己錯漏百出的文章，心裡滿是說不出的痛苦與羞愧。再怎麼醜也是自己生的孩子，經此教訓後，我無論寫甚麼文章都會備份－－就怕像這種想銷毀卻銷毀不掉的情況再度發生。</text:span><text:span text:style-name="T3"><text:line-break/></text:span></text:p>
      <text:p text:style-name="P1"><text:span text:style-name="T2">陳真 | 2009.04.01 10:08 | </text:span><text:span text:style-name="T1">#</text:span></text:p>
      <text:p text:style-name="P3"><text:span text:style-name="T2">多謝智巽,我找過幾個國外相關軟體製造商的專家們幫我救檔,但他們才救了兩個就投降了,更不用說七千個. 他們說那些檔無法挽救,後來大概是看我身世淒涼又遭此不幸,免費送我兩個專門救word文件的著名軟體,但仍無濟於事.</text:span></text:p>
      <text:p text:style-name="P3"><text:span text:style-name="T2">不過,這事就算了,過去的就讓它過去,我好不容易從慘痛中回復.</text:span></text:p>
      <text:p text:style-name="P3"><text:span text:style-name="T2">大概是1984-85年或更早,因為我在黨外時期常寫文章,有兩家出版社跑來我家(他們不知道我已經好幾年沒回家),說要幫我出書,立即被我家人請出大門,落荒而逃.</text:span></text:p>
      <text:p text:style-name="P3"><text:span text:style-name="T2">後來這二十幾年,陸陸續續仍有些出版社主動來洽談,有幾次連封面設計都開始在想要怎麼弄了,但是到最後我都還是決定放棄,因為覺得實在不是什麼值得出書的文字或想法.</text:span></text:p>
      <text:p text:style-name="P3"><text:span text:style-name="T2">其實我倒很慶幸一直沒把那些東西一本一本出成書,否則我現在可能要忙著把書銷毀.</text:span></text:p>
      <text:p text:style-name="P3"><text:span text:style-name="T2">沈從文說得對,"一個人要勤於寫,但不要急著發表." 當然,這樣做的前提是你要備份.</text:span></text:p>
      <text:p text:style-name="P3"><text:span text:style-name="T2">過去這十年,出現一些綠衛兵,智商極低,但氣燄卻高張無比,順我則昌,逆我則亡. 這些北七其實也該說是一種受害者,就好像舊國民黨時期一堆忠黨愛國人士一樣,活在無數純屬瞎掰的歷史謊言中.</text:span></text:p>
      <text:p text:style-name="P3"><text:span text:style-name="T2">每個黨只要一掌權,馬上就竄改歷史,把歷史榮光變成是 "我們的",甚至是 "我的",把狗皮倒灶的事一概變成是 "他們的" 或甚至是 "某位候選人的",以便騙取選票.</text:span></text:p>
      <text:p text:style-name="P3"><text:span text:style-name="T2">雖說歷史像小說,基本上都是一種 "故事化" 的過程,但問題是,這些操弄歷史換取選票與暴利的大小混蛋或綠色名嘴或親綠學者們,他們 "寫小說" 的方式卻近乎純屬瞎掰,而且是把歷史當成一種政治工具來使用,藉以打擊政敵,藉以謀取私利,藉以美化本黨等等.</text:span></text:p>
      <text:p text:style-name="P3"><text:span text:style-name="T2">於是,窩囊廢變成勇士,齷齪的竟立起貞節牌坊,北七變天才,馬文才搖身一變成唐伯虎.</text:span></text:p>
      <text:p text:style-name="P3"><text:span text:style-name="T2">有件事我沒做倒是挺可惜,我寫東西的速度比講話還快一些,因此,黨外時期就常有一些人叫我每天寫日記,把人事物記載下來.他們說,你現在看眼前這些人事物沒啥特別,但慢慢地就會顯得特別,而且,慢慢地你也會逐漸遺忘,不可能記得每天那麼多事,不可能隨時還原當下那麼多感覺,因此,既然是快筆,何不就把它們逐日記下,以後會成為重要歷史材料.</text:span></text:p>
      <text:p text:style-name="P3"><text:span text:style-name="T2">但我一直沒有這麼做.原因不明,或許是因為即便只是紀錄當下一天的距離而不是二十年三十年,生活總是不堪回首,往事並不如煙.</text:span></text:p>
      <text:p text:style-name="P3"><text:span text:style-name="T2">這段原本乾乾淨淨的痛苦記憶,經過政客名嘴及親綠學者等等的上下其手,如今卻變得彷彿齷齪不堪.</text:span></text:p>
      <text:p text:style-name="P1"><text:span text:style-name="T2">智巽 | 2009.04.01 02:38 | </text:span><text:span text:style-name="T1">#</text:span></text:p>
      <text:p text:style-name="P2"><text:span text:style-name="T2">智巽第一次發言...</text:span></text:p>
      <text:p text:style-name="P2"><text:span text:style-name="T2">沒想到陳真大哥是這樣的活化石</text:span><text:span text:style-name="T3"><text:line-break/></text:span><text:span text:style-name="T2">一定要出書呢!!</text:span></text:p>
      <text:p text:style-name="P2"><text:span text:style-name="T2">我認為硬碟其實不用太大..可以多用幾顆..多備份幾份</text:span><text:span text:style-name="T3"><text:line-break/></text:span><text:span text:style-name="T2">因為如果硬碟壞軌..那一整顆要救就傷財了!</text:span><text:span text:style-name="T3"><text:line-break/></text:span><text:span text:style-name="T2">光華商場有救簡單的壞軌..但是以資料量計價..蠻貴的!</text:span></text:p>
      <text:p text:style-name="P2"><text:span text:style-name="T2">另外..</text:span><text:span text:style-name="T3"><text:line-break/></text:span><text:span text:style-name="T2">我想分享的心得是..</text:span><text:span text:style-name="T3"><text:line-break/></text:span><text:span text:style-name="T2">這兩週公視記錄觀點播了"赤陽"是講台籍日本軍屬的,不知道有沒有人有看?</text:span><text:span text:style-name="T3"><text:line-break/></text:span><text:span text:style-name="T2">記錄片說了台籍日軍的血淚</text:span><text:span text:style-name="T3"><text:line-break/></text:span><text:span text:style-name="T2">戰時是日軍的僕傭,戰後還得成為戰犯坐牢</text:span><text:span text:style-name="T3"><text:line-break/></text:span><text:span text:style-name="T2">光復之後..日本至今不賠償,連薪水都沒發! 國民黨監控的情況,之後扁政府也未曾回應</text:span><text:span text:style-name="T3"><text:line-break/></text:span><text:span text:style-name="T2">儼然成為時代的禁忌,孤獨苦難的經歷至今也未曾得到撫慰</text:span><text:span text:style-name="T3"><text:line-break/></text:span><text:span text:style-name="T2">被問及戰爭的意義.. 老人不需思考就說沒意義</text:span><text:span text:style-name="T3"><text:line-break/></text:span><text:span text:style-name="T2">過去的事太多太苦.. 老人說 到現在..都不知道要從何說起..</text:span></text:p>
      <text:p text:style-name="P2"><text:span text:style-name="T3"><text:line-break/></text:span><text:span text:style-name="T2">"赤陽"公視網站現在可以線上收看下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